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Courier New', monospace"/>
    <style:font-face style:name="DengXian" svg:font-family="DengXian"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5pt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5pt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5pt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5pt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5pt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5pt solid #000000"/>
    </style:style>
    <style:style style:name="Table7" style:family="table">
      <style:table-properties style:width="6.2681in" table:align="margins"/>
    </style:style>
    <style:style style:name="Table7.A" style:family="table-column">
      <style:table-column-properties style:column-width="6.2681in" style:rel-column-width="65535*"/>
    </style:style>
    <style:style style:name="Table7.A1" style:family="table-cell">
      <style:table-cell-properties fo:padding="0.0382in" fo:border="0.5pt solid #000000"/>
    </style:style>
    <style:style style:name="Table8" style:family="table">
      <style:table-properties style:width="6.2681in" table:align="margins"/>
    </style:style>
    <style:style style:name="Table8.A" style:family="table-column">
      <style:table-column-properties style:column-width="6.2681in" style:rel-column-width="65535*"/>
    </style:style>
    <style:style style:name="Table8.A1" style:family="table-cell">
      <style:table-cell-properties fo:padding="0.0382in" fo:border="0.5pt solid #000000"/>
    </style:style>
    <style:style style:name="Table9" style:family="table">
      <style:table-properties style:width="6.2681in" table:align="margins"/>
    </style:style>
    <style:style style:name="Table9.A" style:family="table-column">
      <style:table-column-properties style:column-width="6.2681in" style:rel-column-width="65535*"/>
    </style:style>
    <style:style style:name="Table9.A1" style:family="table-cell">
      <style:table-cell-properties fo:padding="0.0382in" fo:border="0.5pt solid #000000"/>
    </style:style>
    <style:style style:name="Table10" style:family="table">
      <style:table-properties style:width="6.2681in" table:align="margins"/>
    </style:style>
    <style:style style:name="Table10.A" style:family="table-column">
      <style:table-column-properties style:column-width="6.2681in" style:rel-column-width="65535*"/>
    </style:style>
    <style:style style:name="Table10.A1" style:family="table-cell">
      <style:table-cell-properties fo:padding="0.0382in" fo:border="0.5pt solid #000000"/>
    </style:style>
    <style:style style:name="Table11" style:family="table">
      <style:table-properties style:width="6.2681in" table:align="margins"/>
    </style:style>
    <style:style style:name="Table11.A" style:family="table-column">
      <style:table-column-properties style:column-width="6.2681in" style:rel-column-width="65535*"/>
    </style:style>
    <style:style style:name="Table11.A1" style:family="table-cell">
      <style:table-cell-properties fo:padding="0.0382in" fo:border="0.5pt solid #000000"/>
    </style:style>
    <style:style style:name="Table12" style:family="table">
      <style:table-properties style:width="6.2681in" table:align="margins"/>
    </style:style>
    <style:style style:name="Table12.A" style:family="table-column">
      <style:table-column-properties style:column-width="6.2681in" style:rel-column-width="65535*"/>
    </style:style>
    <style:style style:name="Table12.A1" style:family="table-cell">
      <style:table-cell-properties fo:padding="0.0382in" fo:border="0.5pt solid #000000"/>
    </style:style>
    <style:style style:name="Table13" style:family="table">
      <style:table-properties style:width="6.2681in" table:align="margins"/>
    </style:style>
    <style:style style:name="Table13.A" style:family="table-column">
      <style:table-column-properties style:column-width="6.2681in" style:rel-column-width="65535*"/>
    </style:style>
    <style:style style:name="Table13.A1" style:family="table-cell">
      <style:table-cell-properties fo:padding="0.0382in" fo:border="0.5pt solid #000000"/>
    </style:style>
    <style:style style:name="Table14" style:family="table">
      <style:table-properties style:width="6.2681in" table:align="margins"/>
    </style:style>
    <style:style style:name="Table14.A" style:family="table-column">
      <style:table-column-properties style:column-width="6.2681in" style:rel-column-width="65535*"/>
    </style:style>
    <style:style style:name="Table14.A1" style:family="table-cell">
      <style:table-cell-properties fo:padding="0.0382in" fo:border="0.5pt solid #000000"/>
    </style:style>
    <style:style style:name="Table15" style:family="table">
      <style:table-properties style:width="6.2681in" table:align="margins"/>
    </style:style>
    <style:style style:name="Table15.A" style:family="table-column">
      <style:table-column-properties style:column-width="6.2681in" style:rel-column-width="65535*"/>
    </style:style>
    <style:style style:name="Table15.A1" style:family="table-cell">
      <style:table-cell-properties fo:padding="0.0382in" fo:border="0.5pt solid #000000"/>
    </style:style>
    <style:style style:name="Table16" style:family="table">
      <style:table-properties style:width="6.2681in" table:align="margins"/>
    </style:style>
    <style:style style:name="Table16.A" style:family="table-column">
      <style:table-column-properties style:column-width="6.2681in" style:rel-column-width="65535*"/>
    </style:style>
    <style:style style:name="Table16.A1" style:family="table-cell">
      <style:table-cell-properties fo:padding="0.0382in" fo:border="0.5pt solid #000000"/>
    </style:style>
    <style:style style:name="Table17" style:family="table">
      <style:table-properties style:width="6.2681in" table:align="margins"/>
    </style:style>
    <style:style style:name="Table17.A" style:family="table-column">
      <style:table-column-properties style:column-width="6.2681in" style:rel-column-width="65535*"/>
    </style:style>
    <style:style style:name="Table17.A1" style:family="table-cell">
      <style:table-cell-properties fo:padding="0.0382in" fo:border="0.5pt solid #000000"/>
    </style:style>
    <style:style style:name="Table18" style:family="table">
      <style:table-properties style:width="6.2681in" table:align="margins"/>
    </style:style>
    <style:style style:name="Table18.A" style:family="table-column">
      <style:table-column-properties style:column-width="6.2681in" style:rel-column-width="65535*"/>
    </style:style>
    <style:style style:name="Table18.A1" style:family="table-cell">
      <style:table-cell-properties fo:padding="0.0382in" fo:border="0.5pt solid #000000"/>
    </style:style>
    <style:style style:name="Table19" style:family="table">
      <style:table-properties style:width="6.2681in" table:align="margins"/>
    </style:style>
    <style:style style:name="Table19.A" style:family="table-column">
      <style:table-column-properties style:column-width="6.2681in" style:rel-column-width="65535*"/>
    </style:style>
    <style:style style:name="Table19.A1" style:family="table-cell">
      <style:table-cell-properties fo:padding="0.0382in" fo:border="0.5pt solid #000000"/>
    </style:style>
    <style:style style:name="P1" style:family="paragraph" style:parent-style-name="Standard">
      <style:paragraph-properties fo:margin-top="0in" fo:margin-bottom="0in" style:contextual-spacing="false" style:line-height-at-least="0.15in"/>
      <style:text-properties fo:color="#000000" loext:opacity="100%" style:font-name="Consolas" fo:font-size="7.80000019073486pt" fo:font-weight="normal" fo:background-color="#ffffff"/>
    </style:style>
    <style:style style:name="P2" style:family="paragraph" style:parent-style-name="Standard">
      <style:paragraph-properties fo:margin-top="0in" fo:margin-bottom="0in" style:contextual-spacing="false" style:line-height-at-least="0.15in"/>
      <style:text-properties fo:color="#000000" loext:opacity="100%" style:font-name="Consolas" fo:font-size="7.80000019073486pt" fo:font-weight="normal" officeooo:paragraph-rsid="003327cf" fo:background-color="#ffffff"/>
    </style:style>
    <style:style style:name="P3" style:family="paragraph" style:parent-style-name="Standard">
      <style:paragraph-properties fo:margin-top="0in" fo:margin-bottom="0in" style:contextual-spacing="false" style:line-height-at-least="0.15in"/>
      <style:text-properties fo:color="#000000" loext:opacity="100%" style:font-name="Consolas" fo:font-size="7.80000019073486pt" fo:font-weight="normal" officeooo:paragraph-rsid="004d028e" fo:background-color="#ffffff"/>
    </style:style>
    <style:style style:name="P4" style:family="paragraph" style:parent-style-name="Standard">
      <style:paragraph-properties fo:margin-top="0in" fo:margin-bottom="0in" style:contextual-spacing="false" style:line-height-at-least="0.15in"/>
      <style:text-properties fo:color="#000000" loext:opacity="100%" fo:background-color="#ffffff"/>
    </style:style>
    <style:style style:name="P5" style:family="paragraph" style:parent-style-name="Standard">
      <style:paragraph-properties fo:margin-top="0in" fo:margin-bottom="0in" style:contextual-spacing="false" style:line-height-at-least="0.15in"/>
    </style:style>
    <style:style style:name="P6" style:family="paragraph" style:parent-style-name="Text_20_body">
      <style:paragraph-properties fo:padding="0in" fo:border="none"/>
    </style:style>
    <style:style style:name="P7" style:family="paragraph" style:parent-style-name="Normal">
      <style:text-properties officeooo:rsid="0003ed84" officeooo:paragraph-rsid="00070d9a"/>
    </style:style>
    <style:style style:name="P8" style:family="paragraph" style:parent-style-name="Text_20_body">
      <style:paragraph-properties fo:padding="0in" fo:border="none"/>
      <style:text-properties officeooo:rsid="00070564" officeooo:paragraph-rsid="00055d03"/>
    </style:style>
    <style:style style:name="P9" style:family="paragraph" style:parent-style-name="Text_20_body">
      <style:paragraph-properties fo:padding="0in" fo:border="none"/>
      <style:text-properties style:text-underline-style="solid" style:text-underline-width="auto" style:text-underline-color="font-color" officeooo:rsid="00070d9a" officeooo:paragraph-rsid="00070d9a"/>
    </style:style>
    <style:style style:name="P10" style:family="paragraph" style:parent-style-name="Text_20_body">
      <style:paragraph-properties fo:padding="0in" fo:border="none"/>
      <style:text-properties style:text-underline-style="solid" style:text-underline-width="auto" style:text-underline-color="font-color" officeooo:rsid="000c2b65" officeooo:paragraph-rsid="000c2b65"/>
    </style:style>
    <style:style style:name="P11" style:family="paragraph" style:parent-style-name="Text_20_body">
      <style:paragraph-properties fo:padding="0in" fo:border="none"/>
      <style:text-properties style:text-underline-style="solid" style:text-underline-width="auto" style:text-underline-color="font-color" officeooo:rsid="000e8982" officeooo:paragraph-rsid="000e8982"/>
    </style:style>
    <style:style style:name="P12" style:family="paragraph" style:parent-style-name="Text_20_body">
      <style:paragraph-properties fo:padding="0in" fo:border="none"/>
      <style:text-properties style:text-underline-style="solid" style:text-underline-width="auto" style:text-underline-color="font-color" officeooo:rsid="000f9179" officeooo:paragraph-rsid="000f9179"/>
    </style:style>
    <style:style style:name="P13" style:family="paragraph" style:parent-style-name="Text_20_body">
      <style:paragraph-properties fo:padding="0in" fo:border="none"/>
      <style:text-properties style:text-underline-style="solid" style:text-underline-width="auto" style:text-underline-color="font-color" officeooo:rsid="00116e2d" officeooo:paragraph-rsid="00116e2d"/>
    </style:style>
    <style:style style:name="P14" style:family="paragraph" style:parent-style-name="Text_20_body">
      <style:paragraph-properties fo:padding="0in" fo:border="none"/>
      <style:text-properties style:text-underline-style="solid" style:text-underline-width="auto" style:text-underline-color="font-color" officeooo:rsid="0017209f" officeooo:paragraph-rsid="0017209f"/>
    </style:style>
    <style:style style:name="P15" style:family="paragraph" style:parent-style-name="Text_20_body">
      <style:paragraph-properties fo:padding="0in" fo:border="none"/>
      <style:text-properties style:text-underline-style="solid" style:text-underline-width="auto" style:text-underline-color="font-color" officeooo:rsid="003806b7" officeooo:paragraph-rsid="003806b7"/>
    </style:style>
    <style:style style:name="P16" style:family="paragraph" style:parent-style-name="Text_20_body">
      <style:paragraph-properties fo:padding="0in" fo:border="none"/>
      <style:text-properties style:text-underline-style="solid" style:text-underline-width="auto" style:text-underline-color="font-color" officeooo:rsid="003c59c0" officeooo:paragraph-rsid="003c59c0"/>
    </style:style>
    <style:style style:name="P17" style:family="paragraph" style:parent-style-name="Text_20_body">
      <style:paragraph-properties fo:padding="0in" fo:border="none"/>
      <style:text-properties style:text-underline-style="solid" style:text-underline-width="auto" style:text-underline-color="font-color" officeooo:rsid="0042c6e8" officeooo:paragraph-rsid="0042c6e8"/>
    </style:style>
    <style:style style:name="P18" style:family="paragraph" style:parent-style-name="Text_20_body">
      <style:paragraph-properties fo:padding="0in" fo:border="none"/>
      <style:text-properties style:text-underline-style="solid" style:text-underline-width="auto" style:text-underline-color="font-color" officeooo:rsid="0042c6e8" officeooo:paragraph-rsid="004393ad"/>
    </style:style>
    <style:style style:name="P19" style:family="paragraph" style:parent-style-name="Text_20_body">
      <style:paragraph-properties fo:padding="0in" fo:border="none"/>
      <style:text-properties style:text-underline-style="solid" style:text-underline-width="auto" style:text-underline-color="font-color" officeooo:rsid="001569cd" officeooo:paragraph-rsid="001569cd"/>
    </style:style>
    <style:style style:name="P20" style:family="paragraph" style:parent-style-name="Normal">
      <style:text-properties style:text-underline-style="solid" style:text-underline-width="auto" style:text-underline-color="font-color" officeooo:rsid="0003ed84" officeooo:paragraph-rsid="00070d9a"/>
    </style:style>
    <style:style style:name="P21" style:family="paragraph" style:parent-style-name="Normal">
      <style:text-properties style:text-underline-style="solid" style:text-underline-width="auto" style:text-underline-color="font-color" officeooo:rsid="004c5865" officeooo:paragraph-rsid="004b0707"/>
    </style:style>
    <style:style style:name="P22" style:family="paragraph" style:parent-style-name="Text_20_body">
      <style:paragraph-properties fo:padding="0in" fo:border="none"/>
      <style:text-properties style:text-underline-style="solid" style:text-underline-width="auto" style:text-underline-color="font-color" officeooo:rsid="00517fee" officeooo:paragraph-rsid="00517fee"/>
    </style:style>
    <style:style style:name="P23" style:family="paragraph" style:parent-style-name="Text_20_body">
      <style:paragraph-properties fo:padding="0in" fo:border="none"/>
      <style:text-properties style:text-underline-style="solid" style:text-underline-width="auto" style:text-underline-color="font-color" officeooo:rsid="00517fee" officeooo:paragraph-rsid="0053d788"/>
    </style:style>
    <style:style style:name="P24" style:family="paragraph" style:parent-style-name="Text_20_body">
      <style:paragraph-properties fo:padding="0in" fo:border="none"/>
      <style:text-properties style:text-underline-style="solid" style:text-underline-width="auto" style:text-underline-color="font-color" officeooo:rsid="0057b7b3" officeooo:paragraph-rsid="0057b7b3"/>
    </style:style>
    <style:style style:name="P25" style:family="paragraph" style:parent-style-name="Text_20_body">
      <style:paragraph-properties fo:padding="0in" fo:border="none"/>
      <style:text-properties officeooo:rsid="00070d9a" officeooo:paragraph-rsid="00070d9a"/>
    </style:style>
    <style:style style:name="P26" style:family="paragraph" style:parent-style-name="Text_20_body">
      <style:paragraph-properties fo:padding="0in" fo:border="none"/>
      <style:text-properties officeooo:rsid="0008a0c9" officeooo:paragraph-rsid="0008a0c9"/>
    </style:style>
    <style:style style:name="P27" style:family="paragraph" style:parent-style-name="Text_20_body">
      <style:paragraph-properties fo:padding="0in" fo:border="none"/>
      <style:text-properties officeooo:rsid="000c2b65" officeooo:paragraph-rsid="000c2b65"/>
    </style:style>
    <style:style style:name="P28" style:family="paragraph" style:parent-style-name="Text_20_body">
      <style:paragraph-properties fo:padding="0in" fo:border="none"/>
      <style:text-properties officeooo:rsid="000e8982" officeooo:paragraph-rsid="000e8982"/>
    </style:style>
    <style:style style:name="P29" style:family="paragraph" style:parent-style-name="Text_20_body">
      <style:paragraph-properties fo:padding="0in" fo:border="none"/>
      <style:text-properties officeooo:rsid="000f9179" officeooo:paragraph-rsid="000f9179"/>
    </style:style>
    <style:style style:name="P30" style:family="paragraph" style:parent-style-name="Text_20_body">
      <style:paragraph-properties fo:padding="0in" fo:border="none"/>
      <style:text-properties officeooo:rsid="00116e2d" officeooo:paragraph-rsid="00116e2d"/>
    </style:style>
    <style:style style:name="P31" style:family="paragraph" style:parent-style-name="Standard">
      <style:paragraph-properties fo:margin-top="0in" fo:margin-bottom="0in" style:contextual-spacing="false" style:line-height-at-least="0.15in"/>
      <style:text-properties fo:color="#008000" loext:opacity="100%" style:font-name="Consolas" fo:font-size="7.80000019073486pt" fo:font-weight="normal" fo:background-color="#ffffff"/>
    </style:style>
    <style:style style:name="P32" style:family="paragraph" style:parent-style-name="Text_20_body">
      <style:paragraph-properties fo:padding="0in" fo:border="none"/>
      <style:text-properties style:text-underline-style="none" officeooo:rsid="001569cd" officeooo:paragraph-rsid="001569cd"/>
    </style:style>
    <style:style style:name="P33" style:family="paragraph" style:parent-style-name="Text_20_body">
      <style:paragraph-properties fo:padding="0in" fo:border="none"/>
      <style:text-properties style:text-underline-style="none" officeooo:rsid="0017209f" officeooo:paragraph-rsid="0017209f"/>
    </style:style>
    <style:style style:name="P34" style:family="paragraph" style:parent-style-name="Text_20_body">
      <style:paragraph-properties fo:padding="0in" fo:border="none"/>
      <style:text-properties style:text-underline-style="none" officeooo:rsid="0017209f" officeooo:paragraph-rsid="003327cf"/>
    </style:style>
    <style:style style:name="P35" style:family="paragraph" style:parent-style-name="Text_20_body">
      <style:paragraph-properties fo:padding="0in" fo:border="none"/>
      <style:text-properties style:text-underline-style="none" officeooo:rsid="0017209f" officeooo:paragraph-rsid="003c59c0"/>
    </style:style>
    <style:style style:name="P36" style:family="paragraph" style:parent-style-name="Text_20_body">
      <style:paragraph-properties fo:padding="0in" fo:border="none"/>
      <style:text-properties style:text-underline-style="none" officeooo:rsid="001441a6" officeooo:paragraph-rsid="00116e2d"/>
    </style:style>
    <style:style style:name="P37" style:family="paragraph" style:parent-style-name="Text_20_body">
      <style:paragraph-properties fo:padding="0in" fo:border="none"/>
      <style:text-properties style:text-underline-style="none" officeooo:rsid="003806b7" officeooo:paragraph-rsid="0039ada1"/>
    </style:style>
    <style:style style:name="P38" style:family="paragraph" style:parent-style-name="Text_20_body">
      <style:paragraph-properties fo:padding="0in" fo:border="none"/>
      <style:text-properties style:text-underline-style="none" officeooo:rsid="003e69b9" officeooo:paragraph-rsid="003e69b9"/>
    </style:style>
    <style:style style:name="P39" style:family="paragraph" style:parent-style-name="Text_20_body">
      <style:paragraph-properties fo:padding="0in" fo:border="none"/>
      <style:text-properties style:text-underline-style="none" officeooo:rsid="00116e2d" officeooo:paragraph-rsid="00116e2d"/>
    </style:style>
    <style:style style:name="P40" style:family="paragraph" style:parent-style-name="Normal">
      <style:text-properties style:text-underline-style="none" officeooo:rsid="0003ed84" officeooo:paragraph-rsid="00070d9a"/>
    </style:style>
    <style:style style:name="P41" style:family="paragraph" style:parent-style-name="Text_20_body">
      <style:paragraph-properties fo:padding="0in" fo:border="none"/>
      <style:text-properties style:text-underline-style="none" officeooo:rsid="0055870e" officeooo:paragraph-rsid="0055870e"/>
    </style:style>
    <style:style style:name="P42" style:family="paragraph" style:parent-style-name="Standard">
      <style:paragraph-properties fo:padding="0in" fo:border="none"/>
      <style:text-properties officeooo:paragraph-rsid="0013f6df"/>
    </style:style>
    <style:style style:name="P43" style:family="paragraph" style:parent-style-name="Text_20_body">
      <style:paragraph-properties fo:padding="0in" fo:border="none"/>
      <style:text-properties officeooo:paragraph-rsid="0039ada1"/>
    </style:style>
    <style:style style:name="P44" style:family="paragraph" style:parent-style-name="Text_20_body">
      <style:paragraph-properties fo:padding="0in" fo:border="none"/>
      <style:text-properties officeooo:rsid="00055d03" officeooo:paragraph-rsid="00055d03"/>
    </style:style>
    <style:style style:name="P45" style:family="paragraph" style:parent-style-name="Standard">
      <style:paragraph-properties fo:margin-top="0in" fo:margin-bottom="0in" style:contextual-spacing="false" style:line-height-at-least="0.15in"/>
      <style:text-properties fo:color="#098658" loext:opacity="100%" style:font-name="Consolas" fo:font-size="7.80000019073486pt" fo:font-weight="normal" fo:background-color="#ffffff"/>
    </style:style>
    <style:style style:name="P46" style:family="paragraph" style:parent-style-name="Normal" style:master-page-name="MP0">
      <style:paragraph-properties style:page-number="auto" fo:break-before="page"/>
      <style:text-properties style:text-underline-style="solid" style:text-underline-width="auto" style:text-underline-color="font-color" officeooo:rsid="004b0707" officeooo:paragraph-rsid="004b0707"/>
    </style:style>
    <style:style style:name="P47" style:family="paragraph" style:parent-style-name="Text_20_body">
      <style:paragraph-properties fo:padding="0in" fo:border="none"/>
      <style:text-properties style:text-underline-style="solid" style:text-underline-width="auto" style:text-underline-color="font-color" officeooo:rsid="00517fee" officeooo:paragraph-rsid="00517fee"/>
    </style:style>
    <style:style style:name="T1" style:family="text">
      <style:text-properties loext:padding="0in" loext:border="none"/>
    </style:style>
    <style:style style:name="T2" style:family="text">
      <style:text-properties officeooo:rsid="00055d03" loext:padding="0in" loext:border="none"/>
    </style:style>
    <style:style style:name="T3" style:family="text">
      <style:text-properties fo:color="#0000ff" loext:opacity="100%"/>
    </style:style>
    <style:style style:name="T4" style:family="text">
      <style:text-properties fo:color="#0000ff" loext:opacity="100%" style:font-name="Consolas" fo:font-size="7.80000019073486pt" fo:font-weight="normal"/>
    </style:style>
    <style:style style:name="T5" style:family="text">
      <style:text-properties fo:color="#0000ff" loext:opacity="100%" style:font-name="Consolas" fo:font-size="7.80000019073486pt" fo:font-weight="normal" fo:background-color="#ffffff" loext:char-shading-value="0"/>
    </style:style>
    <style:style style:name="T6" style:family="text">
      <style:text-properties fo:color="#0000ff" loext:opacity="100%" officeooo:rsid="004d028e"/>
    </style:style>
    <style:style style:name="T7" style:family="text">
      <style:text-properties fo:color="#000000" loext:opacity="100%" fo:background-color="#ffffff" loext:char-shading-value="0"/>
    </style:style>
    <style:style style:name="T8" style:family="text">
      <style:text-properties fo:color="#000000" loext:opacity="100%" style:font-name="Consolas" fo:font-size="7.80000019073486pt" fo:font-weight="normal" fo:background-color="#ffffff" loext:char-shading-value="0"/>
    </style:style>
    <style:style style:name="T9" style:family="text">
      <style:text-properties fo:color="#267f99" loext:opacity="100%"/>
    </style:style>
    <style:style style:name="T10" style:family="text">
      <style:text-properties fo:color="#267f99" loext:opacity="100%" style:font-name="Consolas" fo:font-size="7.80000019073486pt" fo:font-weight="normal"/>
    </style:style>
    <style:style style:name="T11" style:family="text">
      <style:text-properties fo:color="#267f99" loext:opacity="100%" style:font-name="Consolas" fo:font-size="7.80000019073486pt" fo:font-weight="normal" fo:background-color="#ffffff" loext:char-shading-value="0"/>
    </style:style>
    <style:style style:name="T12" style:family="text">
      <style:text-properties style:font-name="Consolas" fo:font-size="7.80000019073486pt" fo:font-weight="normal"/>
    </style:style>
    <style:style style:name="T13" style:family="text">
      <style:text-properties fo:color="#795e26" loext:opacity="100%" style:font-name="Consolas" fo:font-size="7.80000019073486pt" fo:font-weight="normal"/>
    </style:style>
    <style:style style:name="T14" style:family="text">
      <style:text-properties fo:color="#795e26" loext:opacity="100%" style:font-name="Consolas" fo:font-size="7.80000019073486pt" fo:font-weight="normal" fo:background-color="#ffffff" loext:char-shading-value="0"/>
    </style:style>
    <style:style style:name="T15" style:family="text">
      <style:text-properties fo:color="#795e26" loext:opacity="100%" officeooo:rsid="004d028e"/>
    </style:style>
    <style:style style:name="T16" style:family="text">
      <style:text-properties fo:color="#001080" loext:opacity="100%" style:font-name="Consolas" fo:font-size="7.80000019073486pt" fo:font-weight="normal"/>
    </style:style>
    <style:style style:name="T17" style:family="text">
      <style:text-properties fo:color="#001080" loext:opacity="100%" style:font-name="Consolas" fo:font-size="7.80000019073486pt" fo:font-weight="normal" fo:background-color="#ffffff" loext:char-shading-value="0"/>
    </style:style>
    <style:style style:name="T18" style:family="text">
      <style:text-properties fo:color="#001080" loext:opacity="100%" officeooo:rsid="004d028e"/>
    </style:style>
    <style:style style:name="T19" style:family="text">
      <style:text-properties fo:color="#098658" loext:opacity="100%" style:font-name="Consolas" fo:font-size="7.80000019073486pt" fo:font-weight="normal"/>
    </style:style>
    <style:style style:name="T20" style:family="text">
      <style:text-properties fo:color="#098658" loext:opacity="100%" style:font-name="Consolas" fo:font-size="7.80000019073486pt" fo:font-weight="normal" fo:background-color="#ffffff" loext:char-shading-value="0"/>
    </style:style>
    <style:style style:name="T21" style:family="text">
      <style:text-properties fo:color="#af00db" loext:opacity="100%" style:font-name="Consolas" fo:font-size="7.80000019073486pt" fo:font-weight="normal"/>
    </style:style>
    <style:style style:name="T22" style:family="text">
      <style:text-properties fo:color="#af00db" loext:opacity="100%" style:font-name="Consolas" fo:font-size="7.80000019073486pt" fo:font-weight="normal" fo:background-color="#ffffff" loext:char-shading-value="0"/>
    </style:style>
    <style:style style:name="T23" style:family="text">
      <style:text-properties fo:color="#a31515" loext:opacity="100%" style:font-name="Consolas" fo:font-size="7.80000019073486pt" fo:font-weight="normal"/>
    </style:style>
    <style:style style:name="T24" style:family="text">
      <style:text-properties fo:color="#a31515" loext:opacity="100%" style:font-name="Consolas" fo:font-size="7.80000019073486pt" fo:font-weight="normal" fo:background-color="#ffffff" loext:char-shading-value="0"/>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441a6"/>
    </style:style>
    <style:style style:name="T27" style:family="text">
      <style:text-properties fo:color="#008000" loext:opacity="100%" style:font-name="Consolas" fo:font-size="7.80000019073486pt" fo:font-weight="normal"/>
    </style:style>
    <style:style style:name="T28" style:family="text">
      <style:text-properties fo:color="#008000" loext:opacity="100%" style:font-name="Consolas" fo:font-size="7.80000019073486pt" fo:font-weight="normal" fo:background-color="#ffffff" loext:char-shading-value="0"/>
    </style:style>
    <style:style style:name="T29" style:family="text">
      <style:text-properties style:text-underline-style="none"/>
    </style:style>
    <style:style style:name="T30" style:family="text">
      <style:text-properties style:text-underline-style="none" officeooo:rsid="003806b7" loext:padding="0in" loext:border="none"/>
    </style:style>
    <style:style style:name="T31" style:family="text">
      <style:text-properties officeooo:rsid="004036bc"/>
    </style:style>
    <style:style style:name="T32" style:family="text">
      <style:text-properties officeooo:rsid="004393ad"/>
    </style:style>
    <style:style style:name="T33" style:family="text">
      <style:text-properties officeooo:rsid="004c5865"/>
    </style:style>
    <style:style style:name="T34" style:family="text">
      <style:text-properties officeooo:rsid="004d028e"/>
    </style:style>
    <style:style style:name="T35" style:family="text">
      <style:text-properties officeooo:rsid="0051eef3"/>
    </style:style>
    <style:style style:name="T36" style:family="text">
      <style:text-properties officeooo:rsid="0053d7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FS <text:span text:style-name="T33">boilerplate code</text:span></text:p>
      <table:table table:name="Table2" table:style-name="Table2">
        <table:table-column table:style-name="Table2.A"/>
        <table:table-row>
          <table:table-cell table:style-name="Table2.A1" office:value-type="string">
            <text:p text:style-name="P3"><text:span text:style-name="T6">def</text:span><text:span text:style-name="T34"> </text:span><text:span text:style-name="T15">dfs_recursive</text:span><text:span text:style-name="T34">(</text:span><text:span text:style-name="T18">graph</text:span><text:span text:style-name="T34">, </text:span><text:span text:style-name="T18">node</text:span><text:span text:style-name="T34">, </text:span><text:span text:style-name="T18">visited</text:span><text:span text:style-name="T34">=</text:span><text:span text:style-name="T6">None</text:span><text:span text:style-name="T34">):</text:span></text:p>
            <text:p text:style-name="P4">    <text:span text:style-name="T21">if</text:span><text:span text:style-name="T12"> visited </text:span><text:span text:style-name="T4">is</text:span><text:span text:style-name="T12"> </text:span><text:span text:style-name="T4">None</text:span><text:span text:style-name="T12">:</text:span></text:p>
            <text:p text:style-name="P4">        <text:span text:style-name="T12">visited = []</text:span></text:p>
            <text:p text:style-name="P4">    </text:p>
            <text:p text:style-name="P4">    <text:span text:style-name="T13">print</text:span><text:span text:style-name="T12">(node, </text:span><text:span text:style-name="T16">end</text:span><text:span text:style-name="T12">=</text:span><text:span text:style-name="T23">" "</text:span><text:span text:style-name="T12">)</text:span></text:p>
            <text:p text:style-name="P4">    <text:span text:style-name="T12">visited.append(node)</text:span></text:p>
            <text:p text:style-name="P4">    </text:p>
            <text:p text:style-name="P4">    <text:span text:style-name="T21">for</text:span><text:span text:style-name="T12"> n </text:span><text:span text:style-name="T4">in</text:span><text:span text:style-name="T12"> graph[node]:</text:span></text:p>
            <text:p text:style-name="P4">        <text:span text:style-name="T21">if</text:span><text:span text:style-name="T12"> n </text:span><text:span text:style-name="T4">not</text:span><text:span text:style-name="T12"> </text:span><text:span text:style-name="T4">in</text:span><text:span text:style-name="T12"> visited:</text:span></text:p>
            <text:p text:style-name="P4">            <text:span text:style-name="T12">dfs_recursive(graph, n, visited)</text:span></text:p>
            <text:p text:style-name="P5"/>
            <text:p text:style-name="P31"># Example graph represented as an adjacency list</text:p>
            <text:p text:style-name="P1">graph = {</text:p>
            <text:p text:style-name="P4">    <text:span text:style-name="T23">'A'</text:span><text:span text:style-name="T12">: [</text:span><text:span text:style-name="T23">'B'</text:span><text:span text:style-name="T12">, </text:span><text:span text:style-name="T23">'C'</text:span><text:span text:style-name="T12">],</text:span></text:p>
            <text:p text:style-name="P4">    <text:span text:style-name="T23">'B'</text:span><text:span text:style-name="T12">: [</text:span><text:span text:style-name="T23">'A'</text:span><text:span text:style-name="T12">, </text:span><text:span text:style-name="T23">'D'</text:span><text:span text:style-name="T12">, </text:span><text:span text:style-name="T23">'E'</text:span><text:span text:style-name="T12">],</text:span></text:p>
            <text:p text:style-name="P4">    <text:span text:style-name="T23">'C'</text:span><text:span text:style-name="T12">: [</text:span><text:span text:style-name="T23">'A'</text:span><text:span text:style-name="T12">, </text:span><text:span text:style-name="T23">'F'</text:span><text:span text:style-name="T12">],</text:span></text:p>
            <text:p text:style-name="P4">    <text:span text:style-name="T23">'D'</text:span><text:span text:style-name="T12">: [</text:span><text:span text:style-name="T23">'B'</text:span><text:span text:style-name="T12">],</text:span></text:p>
            <text:p text:style-name="P4">    <text:span text:style-name="T23">'E'</text:span><text:span text:style-name="T12">: [</text:span><text:span text:style-name="T23">'B'</text:span><text:span text:style-name="T12">, </text:span><text:span text:style-name="T23">'F'</text:span><text:span text:style-name="T12">],</text:span></text:p>
            <text:p text:style-name="P4">    <text:span text:style-name="T23">'F'</text:span><text:span text:style-name="T12">: [</text:span><text:span text:style-name="T23">'C'</text:span><text:span text:style-name="T12">, </text:span><text:span text:style-name="T23">'E'</text:span><text:span text:style-name="T12">]</text:span></text:p>
            <text:p text:style-name="P1">}</text:p>
            <text:p text:style-name="P5"/>
            <text:p text:style-name="P31"># Starting node for the traversal</text:p>
            <text:p text:style-name="P5"><text:span text:style-name="T8">start_node = </text:span><text:span text:style-name="T24">'A'</text:span></text:p>
            <text:p text:style-name="P31"># Call the dfs_recursive function to perform the traversal</text:p>
            <text:p text:style-name="P1">dfs_recursive(graph, start_node)</text:p>
          </table:table-cell>
        </table:table-row>
      </table:table>
      <text:p text:style-name="P21"/>
      <text:p text:style-name="P4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text:p>
      <text:p text:style-name="P20">200. Number of Islands</text:p>
      <text:p text:style-name="P7">Given an m x n 2D binary grid which represents a map of ‘1’s (land) and ‘0’s (water), return <text:span text:style-name="Emphasis"><text:span text:style-name="T1">the number of islands</text:span></text:span>.</text:p>
      <text:p text:style-name="P6">An <text:span text:style-name="Strong_20_Emphasis"><text:span text:style-name="T1">island </text:span></text:span><text:span text:style-name="Strong_20_Emphasis"><text:span text:style-name="T2">i</text:span></text:span>s surrounded by water and is formed by connecting adjacent lands horizontally or vertically. You may assume all four edges of the grid are all surrounded by water.</text:p>
      <table:table table:name="Table1" table:style-name="Table1">
        <table:table-column table:style-name="Table1.A"/>
        <table:table-row>
          <table:table-cell table:style-name="Table1.A1" office:value-type="string">
            <text:p text:style-name="P1"><text:span text:style-name="T3">class</text:span> <text:span text:style-name="T9">Solution</text:span>:</text:p>
            <text:p text:style-name="P4">    <text:span text:style-name="T4">def</text:span><text:span text:style-name="T12"> </text:span><text:span text:style-name="T13">numIslands</text:span><text:span text:style-name="T12">(</text:span><text:span text:style-name="T16">self</text:span><text:span text:style-name="T12">, </text:span><text:span text:style-name="T16">grid</text:span><text:span text:style-name="T12">: List[List[</text:span><text:span text:style-name="T10">str</text:span><text:span text:style-name="T12">]]) -&gt; </text:span><text:span text:style-name="T10">int</text:span><text:span text:style-name="T12">:</text:span></text:p>
            <text:p text:style-name="P4">        <text:span text:style-name="T12">islands = </text:span><text:span text:style-name="T19">0</text:span></text:p>
            <text:p text:style-name="P4">        <text:span text:style-name="T21">for</text:span><text:span text:style-name="T12"> i </text:span><text:span text:style-name="T4">in</text:span><text:span text:style-name="T12"> </text:span><text:span text:style-name="T13">range</text:span><text:span text:style-name="T12">(</text:span><text:span text:style-name="T13">len</text:span><text:span text:style-name="T12">(grid)):</text:span></text:p>
            <text:p text:style-name="P4">            <text:span text:style-name="T21">for</text:span><text:span text:style-name="T12"> j </text:span><text:span text:style-name="T4">in</text:span><text:span text:style-name="T12"> </text:span><text:span text:style-name="T13">range</text:span><text:span text:style-name="T12">(</text:span><text:span text:style-name="T13">len</text:span><text:span text:style-name="T12">(grid[</text:span><text:span text:style-name="T19">0</text:span><text:span text:style-name="T12">])):</text:span></text:p>
            <text:p text:style-name="P4">                <text:span text:style-name="T27"># if it is part of an island, call BFS</text:span></text:p>
            <text:p text:style-name="P4">                <text:span text:style-name="T21">if</text:span><text:span text:style-name="T12"> grid[i][j] == </text:span><text:span text:style-name="T23">'1'</text:span><text:span text:style-name="T12">:</text:span></text:p>
            <text:p text:style-name="P4">                    <text:span text:style-name="T4">self</text:span><text:span text:style-name="T12">.callBFS(grid, i, j)</text:span></text:p>
            <text:p text:style-name="P4">                    <text:span text:style-name="T12">islands += </text:span><text:span text:style-name="T19">1</text:span></text:p>
            <text:p text:style-name="P4">        <text:span text:style-name="T21">return</text:span><text:span text:style-name="T12"> islands</text:span></text:p>
            <text:p text:style-name="P5"/>
            <text:p text:style-name="P4">    <text:span text:style-name="T4">def</text:span><text:span text:style-name="T12"> </text:span><text:span text:style-name="T13">callBFS</text:span><text:span text:style-name="T12">(</text:span><text:span text:style-name="T16">self</text:span><text:span text:style-name="T12">, </text:span><text:span text:style-name="T16">grid</text:span><text:span text:style-name="T12">, </text:span><text:span text:style-name="T16">i</text:span><text:span text:style-name="T12">, </text:span><text:span text:style-name="T16">j</text:span><text:span text:style-name="T12">):</text:span></text:p>
            <text:p text:style-name="P4">        <text:span text:style-name="T27"># boundary check = checks if i and j are more than 0 and less than or equal to the boundary of the grid</text:span></text:p>
            <text:p text:style-name="P4">        <text:span text:style-name="T27"># visited check = verifies whether the current cell has already been visited or is not part of the island (marked as '0'). If grid[i][j] is not equal to '1', it means the cell has already been visited (or it's water '0'). In such cases, the function returns without doing anything, avoiding redundant work.</text:span></text:p>
            <text:p text:style-name="P4">        <text:span text:style-name="T21">if</text:span><text:span text:style-name="T12"> i&lt;</text:span><text:span text:style-name="T19">0</text:span><text:span text:style-name="T12"> </text:span><text:span text:style-name="T4">or</text:span><text:span text:style-name="T12"> j&lt;</text:span><text:span text:style-name="T19">0</text:span><text:span text:style-name="T12"> </text:span><text:span text:style-name="T4">or</text:span><text:span text:style-name="T12"> i&gt;=</text:span><text:span text:style-name="T13">len</text:span><text:span text:style-name="T12">(grid) </text:span><text:span text:style-name="T4">or</text:span><text:span text:style-name="T12"> j&gt;=</text:span><text:span text:style-name="T13">len</text:span><text:span text:style-name="T12">(grid[</text:span><text:span text:style-name="T19">0</text:span><text:span text:style-name="T12">]) </text:span><text:span text:style-name="T4">or</text:span><text:span text:style-name="T12"> grid[i][j] != </text:span><text:span text:style-name="T23">'1'</text:span><text:span text:style-name="T12">:</text:span></text:p>
            <text:p text:style-name="P4">            <text:span text:style-name="T21">return</text:span></text:p>
            <text:p text:style-name="P4">        <text:span text:style-name="T27"># transform it into water as it has already been visited</text:span></text:p>
            <text:p text:style-name="P4">        <text:span text:style-name="T12">grid[i][j] = </text:span><text:span text:style-name="T23">'0'</text:span></text:p>
            <text:p text:style-name="P4">        <text:span text:style-name="T4">self</text:span><text:span text:style-name="T12">.callBFS(grid, i+</text:span><text:span text:style-name="T19">1</text:span><text:span text:style-name="T12">, j)</text:span></text:p>
            <text:p text:style-name="P4">        <text:span text:style-name="T4">self</text:span><text:span text:style-name="T12">.callBFS(grid, i-</text:span><text:span text:style-name="T19">1</text:span><text:span text:style-name="T12">, j)</text:span></text:p>
            <text:p text:style-name="P4">        <text:span text:style-name="T4">self</text:span><text:span text:style-name="T12">.callBFS(grid, i, j+</text:span><text:span text:style-name="T19">1</text:span><text:span text:style-name="T12">)</text:span></text:p>
            <text:p text:style-name="P5"><text:span text:style-name="T7">        </text:span><text:span text:style-name="T5">self</text:span><text:span text:style-name="T8">.callBFS(grid, i, j-</text:span><text:span text:style-name="T20">1</text:span><text:span text:style-name="T8">)</text:span></text:p>
          </table:table-cell>
        </table:table-row>
      </table:table>
      <text:p text:style-name="P44"/>
      <text:p text:style-name="P44"/>
      <text:p text:style-name="P44"/>
      <text:p text:style-name="P44"/>
      <text:p text:style-name="P44"/>
      <text:p text:style-name="P44"/>
      <text:p text:style-name="P44"/>
      <text:p text:style-name="P44"/>
      <text:p text:style-name="P8"><text:soft-page-break/></text:p>
      <text:p text:style-name="P9">9. Palindrome Number</text:p>
      <text:p text:style-name="P25">Given an integer x, return true if x is a palindrome, and false otherwise.</text:p>
      <table:table table:name="Table3" table:style-name="Table3">
        <table:table-column table:style-name="Table3.A"/>
        <table:table-row>
          <table:table-cell table:style-name="Table3.A1" office:value-type="string">
            <text:p text:style-name="P1"><text:span text:style-name="T3">class</text:span> <text:span text:style-name="T9">Solution</text:span>:</text:p>
            <text:p text:style-name="P4">    <text:span text:style-name="T4">def</text:span><text:span text:style-name="T12"> </text:span><text:span text:style-name="T13">isPalindrome</text:span><text:span text:style-name="T12">(</text:span><text:span text:style-name="T16">self</text:span><text:span text:style-name="T12">, </text:span><text:span text:style-name="T16">x</text:span><text:span text:style-name="T12">: </text:span><text:span text:style-name="T10">int</text:span><text:span text:style-name="T12">) -&gt; </text:span><text:span text:style-name="T10">bool</text:span><text:span text:style-name="T12">:</text:span></text:p>
            <text:p text:style-name="P4">        <text:span text:style-name="T12">string_x = </text:span><text:span text:style-name="T10">str</text:span><text:span text:style-name="T12">(x)</text:span></text:p>
            <text:p text:style-name="P4">        <text:span text:style-name="T12">reverse_x = string_x[::-</text:span><text:span text:style-name="T19">1</text:span><text:span text:style-name="T12">]</text:span></text:p>
            <text:p text:style-name="P4">        <text:span text:style-name="T21">if</text:span><text:span text:style-name="T12"> (string_x == reverse_x):</text:span></text:p>
            <text:p text:style-name="P4">            <text:span text:style-name="T21">return</text:span><text:span text:style-name="T12"> </text:span><text:span text:style-name="T4">True</text:span></text:p>
            <text:p text:style-name="P4">        <text:span text:style-name="T21">else</text:span><text:span text:style-name="T12">:</text:span></text:p>
            <text:p text:style-name="P5"><text:span text:style-name="T7">            </text:span><text:span text:style-name="T22">return</text:span><text:span text:style-name="T8"> </text:span><text:span text:style-name="T5">False</text:span></text:p>
          </table:table-cell>
        </table:table-row>
      </table:table>
      <text:p text:style-name="P25"/>
      <text:p text:style-name="P26"><text:span text:style-name="T25">242. Valid Anagram</text:span><text:line-break/><text:line-break/>Given two strings s and t, return true if t is an anagram of s, and false otherwise. An Anagram is a word or phrase formed by rearranging the letters of a different word or phrase, typically using all the original letters exactly once.</text:p>
      <table:table table:name="Table4" table:style-name="Table4">
        <table:table-column table:style-name="Table4.A"/>
        <table:table-row>
          <table:table-cell table:style-name="Table4.A1" office:value-type="string">
            <text:p text:style-name="P1"><text:span text:style-name="T3">class</text:span> <text:span text:style-name="T9">Solution</text:span>:</text:p>
            <text:p text:style-name="P4">    <text:span text:style-name="T4">def</text:span><text:span text:style-name="T12"> </text:span><text:span text:style-name="T13">isAnagram</text:span><text:span text:style-name="T12">(</text:span><text:span text:style-name="T16">self</text:span><text:span text:style-name="T12">, </text:span><text:span text:style-name="T16">s</text:span><text:span text:style-name="T12">: </text:span><text:span text:style-name="T10">str</text:span><text:span text:style-name="T12">, </text:span><text:span text:style-name="T16">t</text:span><text:span text:style-name="T12">: </text:span><text:span text:style-name="T10">str</text:span><text:span text:style-name="T12">) -&gt; </text:span><text:span text:style-name="T10">bool</text:span><text:span text:style-name="T12">:</text:span></text:p>
            <text:p text:style-name="P4">        <text:span text:style-name="T21">if</text:span><text:span text:style-name="T12"> </text:span><text:span text:style-name="T13">len</text:span><text:span text:style-name="T12">(s) != </text:span><text:span text:style-name="T13">len</text:span><text:span text:style-name="T12">(t):</text:span></text:p>
            <text:p text:style-name="P4">            <text:span text:style-name="T21">return</text:span><text:span text:style-name="T12"> </text:span><text:span text:style-name="T4">False</text:span></text:p>
            <text:p text:style-name="P5"/>
            <text:p text:style-name="P4">        <text:span text:style-name="T27"># initialize dictionaries</text:span></text:p>
            <text:p text:style-name="P4">        <text:span text:style-name="T12">s_freq = {}</text:span></text:p>
            <text:p text:style-name="P4">        <text:span text:style-name="T12">t_freq = {}</text:span></text:p>
            <text:p text:style-name="P5"/>
            <text:p text:style-name="P4">        <text:span text:style-name="T27"># for each character in the sorted string, add it in to the dictionary</text:span></text:p>
            <text:p text:style-name="P4">        <text:span text:style-name="T27"># O(n) complexity </text:span></text:p>
            <text:p text:style-name="P4">        <text:span text:style-name="T21">for</text:span><text:span text:style-name="T12"> i </text:span><text:span text:style-name="T4">in</text:span><text:span text:style-name="T12"> </text:span><text:span text:style-name="T13">sorted</text:span><text:span text:style-name="T12">(s):</text:span></text:p>
            <text:p text:style-name="P4">            <text:span text:style-name="T21">if</text:span><text:span text:style-name="T12"> i </text:span><text:span text:style-name="T4">in</text:span><text:span text:style-name="T12"> s_freq:</text:span></text:p>
            <text:p text:style-name="P4">                <text:span text:style-name="T12">s_freq[i] += </text:span><text:span text:style-name="T19">1</text:span></text:p>
            <text:p text:style-name="P4">            <text:span text:style-name="T21">else</text:span><text:span text:style-name="T12">:</text:span></text:p>
            <text:p text:style-name="P4">                <text:span text:style-name="T12">s_freq[i] = </text:span><text:span text:style-name="T19">1</text:span></text:p>
            <text:p text:style-name="P5"/>
            <text:p text:style-name="P4">        <text:span text:style-name="T21">for</text:span><text:span text:style-name="T12"> i </text:span><text:span text:style-name="T4">in</text:span><text:span text:style-name="T12"> </text:span><text:span text:style-name="T13">sorted</text:span><text:span text:style-name="T12">(t):</text:span></text:p>
            <text:p text:style-name="P4">            <text:span text:style-name="T21">if</text:span><text:span text:style-name="T12"> i </text:span><text:span text:style-name="T4">in</text:span><text:span text:style-name="T12"> t_freq:</text:span></text:p>
            <text:p text:style-name="P4">                <text:span text:style-name="T12">t_freq[i] += </text:span><text:span text:style-name="T19">1</text:span></text:p>
            <text:p text:style-name="P4">            <text:span text:style-name="T21">else</text:span><text:span text:style-name="T12">:</text:span></text:p>
            <text:p text:style-name="P4">                <text:span text:style-name="T12">t_freq[i] = </text:span><text:span text:style-name="T19">1</text:span></text:p>
            <text:p text:style-name="P4">        </text:p>
            <text:p text:style-name="P4">        <text:span text:style-name="T27"># if they are both the same, means they are anagram</text:span></text:p>
            <text:p text:style-name="P4">        <text:span text:style-name="T21">if</text:span><text:span text:style-name="T12"> s_freq == t_freq:</text:span></text:p>
            <text:p text:style-name="P4">            <text:span text:style-name="T21">return</text:span><text:span text:style-name="T12"> </text:span><text:span text:style-name="T4">True</text:span></text:p>
            <text:p text:style-name="P4">        <text:span text:style-name="T21">else</text:span><text:span text:style-name="T12">:</text:span></text:p>
            <text:p text:style-name="P5"><text:soft-page-break/><text:span text:style-name="T7">            </text:span><text:span text:style-name="T22">return</text:span><text:span text:style-name="T8"> </text:span><text:span text:style-name="T5">False</text:span></text:p>
          </table:table-cell>
        </table:table-row>
      </table:table>
      <text:p text:style-name="P26"/>
      <text:p text:style-name="P10">1. Two Sum</text:p>
      <text:p text:style-name="P27">Given an array of integers nums and an integer target, return indices of the two numbers such that they add up to target. You may assume that each input would have exactly one solution, and you may not use the same element twice. You can return the answer in any order.</text:p>
      <table:table table:name="Table5" table:style-name="Table5">
        <table:table-column table:style-name="Table5.A"/>
        <table:table-row>
          <table:table-cell table:style-name="Table5.A1" office:value-type="string">
            <text:p text:style-name="P1"><text:span text:style-name="T3">class</text:span> <text:span text:style-name="T9">Solution</text:span>:</text:p>
            <text:p text:style-name="P4">    <text:span text:style-name="T4">def</text:span><text:span text:style-name="T12"> </text:span><text:span text:style-name="T13">twoSum</text:span><text:span text:style-name="T12">(</text:span><text:span text:style-name="T16">self</text:span><text:span text:style-name="T12">, </text:span><text:span text:style-name="T16">nums</text:span><text:span text:style-name="T12">: List[</text:span><text:span text:style-name="T10">int</text:span><text:span text:style-name="T12">], </text:span><text:span text:style-name="T16">target</text:span><text:span text:style-name="T12">: </text:span><text:span text:style-name="T10">int</text:span><text:span text:style-name="T12">) -&gt; List[</text:span><text:span text:style-name="T10">int</text:span><text:span text:style-name="T12">]:</text:span></text:p>
            <text:p text:style-name="P4">        <text:span text:style-name="T27"># initialize dictionary</text:span></text:p>
            <text:p text:style-name="P4">        <text:span text:style-name="T12">prevDict = {}</text:span></text:p>
            <text:p text:style-name="P4">        <text:span text:style-name="T27"># enumerate nums to get the index and element</text:span></text:p>
            <text:p text:style-name="P4">        <text:span text:style-name="T21">for</text:span><text:span text:style-name="T12"> i, j </text:span><text:span text:style-name="T4">in</text:span><text:span text:style-name="T12"> </text:span><text:span text:style-name="T13">enumerate</text:span><text:span text:style-name="T12">(nums):</text:span></text:p>
            <text:p text:style-name="P4">            <text:span text:style-name="T27"># find the difference</text:span></text:p>
            <text:p text:style-name="P4">            <text:span text:style-name="T12">diff = target - nums[i]</text:span></text:p>
            <text:p text:style-name="P4">            <text:span text:style-name="T27"># if the difference is in the dictionary, return the indexes </text:span></text:p>
            <text:p text:style-name="P4">            <text:span text:style-name="T21">if</text:span><text:span text:style-name="T12"> diff </text:span><text:span text:style-name="T4">in</text:span><text:span text:style-name="T12"> prevDict:</text:span></text:p>
            <text:p text:style-name="P4">                <text:span text:style-name="T21">return</text:span><text:span text:style-name="T12"> [prevDict[diff], i]</text:span></text:p>
            <text:p text:style-name="P4">            <text:span text:style-name="T27"># otherwise, add it in the dictionary</text:span></text:p>
            <text:p text:style-name="P5"><text:span text:style-name="T7">            </text:span><text:span text:style-name="T8">prevDict[j] = i</text:span></text:p>
          </table:table-cell>
        </table:table-row>
      </table:table>
      <text:p text:style-name="P27"/>
      <text:p text:style-name="P11">509. Fibonacci Number</text:p>
      <text:p text:style-name="P28">The Fibonacci numbers, commonly denoted F(n) form a sequence, called the Fibonacci sequence, such that each number is the sum of the two preceding ones, starting from 0 and 1. That is,</text:p>
      <text:p text:style-name="P28">F(0) = 0, F(1) = 1</text:p>
      <text:p text:style-name="P28">F(n) = F(n - 1) + F(n - 2), for n &gt; 1.</text:p>
      <text:p text:style-name="P28">Given n, calculate F(n).</text:p>
      <table:table table:name="Table6" table:style-name="Table6">
        <table:table-column table:style-name="Table6.A"/>
        <table:table-row>
          <table:table-cell table:style-name="Table6.A1" office:value-type="string">
            <text:p text:style-name="P1"><text:span text:style-name="T3">class</text:span> <text:span text:style-name="T9">Solution</text:span>:</text:p>
            <text:p text:style-name="P4">    <text:span text:style-name="T4">def</text:span><text:span text:style-name="T12"> </text:span><text:span text:style-name="T13">fib</text:span><text:span text:style-name="T12">(</text:span><text:span text:style-name="T16">self</text:span><text:span text:style-name="T12">, </text:span><text:span text:style-name="T16">n</text:span><text:span text:style-name="T12">: </text:span><text:span text:style-name="T10">int</text:span><text:span text:style-name="T12">) -&gt; </text:span><text:span text:style-name="T10">int</text:span><text:span text:style-name="T12">:</text:span></text:p>
            <text:p text:style-name="P4">        <text:span text:style-name="T21">if</text:span><text:span text:style-name="T12"> n==</text:span><text:span text:style-name="T19">0</text:span><text:span text:style-name="T12">: </text:span></text:p>
            <text:p text:style-name="P4">            <text:span text:style-name="T21">return</text:span><text:span text:style-name="T12"> </text:span><text:span text:style-name="T19">0</text:span></text:p>
            <text:p text:style-name="P4">        <text:span text:style-name="T21">if</text:span><text:span text:style-name="T12"> n==</text:span><text:span text:style-name="T19">1</text:span><text:span text:style-name="T12">: </text:span></text:p>
            <text:p text:style-name="P4">            <text:span text:style-name="T21">return</text:span><text:span text:style-name="T12"> </text:span><text:span text:style-name="T19">1</text:span></text:p>
            <text:p text:style-name="P5"><text:span text:style-name="T7">        </text:span><text:span text:style-name="T22">return</text:span><text:span text:style-name="T8"> </text:span><text:span text:style-name="T5">self</text:span><text:span text:style-name="T8">.fib(n-</text:span><text:span text:style-name="T20">1</text:span><text:span text:style-name="T8">) + </text:span><text:span text:style-name="T5">self</text:span><text:span text:style-name="T8">.fib(n-</text:span><text:span text:style-name="T20">2</text:span><text:span text:style-name="T8">)</text:span></text:p>
          </table:table-cell>
        </table:table-row>
      </table:table>
      <text:p text:style-name="P12"/>
      <text:p text:style-name="P12"/>
      <text:p text:style-name="P12"/>
      <text:p text:style-name="P12"><text:soft-page-break/>121. Best time to buy and sell stock</text:p>
      <text:p text:style-name="P29">You are given an array prices where prices[i] is the price of a given stock on the ith day. You want to maximize your profit by choosing a single day to buy one stock and choosing a different day in the future to sell that stock. Return the maximum profit you can achieve from this transaction. If you cannot achieve any profit, return 0.</text:p>
      <table:table table:name="Table7" table:style-name="Table7">
        <table:table-column table:style-name="Table7.A"/>
        <table:table-row>
          <table:table-cell table:style-name="Table7.A1" office:value-type="string">
            <text:p text:style-name="P1"><text:span text:style-name="T3">class</text:span> <text:span text:style-name="T9">Solution</text:span>:</text:p>
            <text:p text:style-name="P4">    <text:span text:style-name="T4">def</text:span><text:span text:style-name="T12"> </text:span><text:span text:style-name="T13">maxProfit</text:span><text:span text:style-name="T12">(</text:span><text:span text:style-name="T16">self</text:span><text:span text:style-name="T12">, </text:span><text:span text:style-name="T16">prices</text:span><text:span text:style-name="T12">: List[</text:span><text:span text:style-name="T10">int</text:span><text:span text:style-name="T12">]) -&gt; </text:span><text:span text:style-name="T10">int</text:span><text:span text:style-name="T12">:</text:span></text:p>
            <text:p text:style-name="P4">        <text:span text:style-name="T27"># initialize pointers</text:span></text:p>
            <text:p text:style-name="P4">        <text:span text:style-name="T12">pointerA = </text:span><text:span text:style-name="T19">0</text:span></text:p>
            <text:p text:style-name="P4">        <text:span text:style-name="T12">pointerB = </text:span><text:span text:style-name="T19">1</text:span></text:p>
            <text:p text:style-name="P4">        <text:span text:style-name="T27"># initialize maxProfit</text:span></text:p>
            <text:p text:style-name="P5"><text:span text:style-name="T7">        </text:span><text:span text:style-name="T8">maxProfit = </text:span><text:span text:style-name="T20">0</text:span></text:p>
            <text:p text:style-name="P4">        <text:span text:style-name="T27"># while pointerB is less than the length of the list</text:span></text:p>
            <text:p text:style-name="P4">        <text:span text:style-name="T21">while</text:span><text:span text:style-name="T12"> pointerB &lt; </text:span><text:span text:style-name="T13">len</text:span><text:span text:style-name="T12">(prices):</text:span></text:p>
            <text:p text:style-name="P4">            <text:span text:style-name="T27"># get the current profit by subtracting it</text:span></text:p>
            <text:p text:style-name="P4">            <text:span text:style-name="T12">currentProfit = prices[pointerB] - prices[pointerA]</text:span></text:p>
            <text:p text:style-name="P4">            <text:span text:style-name="T27"># if the profit is a positive number</text:span></text:p>
            <text:p text:style-name="P4">            <text:span text:style-name="T21">if</text:span><text:span text:style-name="T12"> prices[pointerA] &lt; prices[pointerB]:</text:span></text:p>
            <text:p text:style-name="P4">                <text:span text:style-name="T27"># save it as the new maxProfit</text:span></text:p>
            <text:p text:style-name="P4">                <text:span text:style-name="T12">maxProfit = </text:span><text:span text:style-name="T13">max</text:span><text:span text:style-name="T12">(currentProfit, maxProfit)</text:span></text:p>
            <text:p text:style-name="P4">            <text:span text:style-name="T21">else</text:span><text:span text:style-name="T12">:</text:span></text:p>
            <text:p text:style-name="P4">                <text:span text:style-name="T27"># else, move pointerA forward</text:span></text:p>
            <text:p text:style-name="P4">                <text:span text:style-name="T12">pointerA = pointerB</text:span></text:p>
            <text:p text:style-name="P4">            <text:span text:style-name="T27"># move pointerB forward</text:span></text:p>
            <text:p text:style-name="P4">            <text:span text:style-name="T12">pointerB += </text:span><text:span text:style-name="T19">1</text:span></text:p>
            <text:p text:style-name="P4">        <text:span text:style-name="T27"># return the max profit</text:span></text:p>
            <text:p text:style-name="P5"><text:span text:style-name="T7">        </text:span><text:span text:style-name="T22">return</text:span><text:span text:style-name="T8"> maxProfit</text:span></text:p>
          </table:table-cell>
        </table:table-row>
      </table:table>
      <text:p text:style-name="P29"/>
      <text:p text:style-name="P13">49. Group Anagrams</text:p>
      <text:p text:style-name="P30">Given an array of strings strs, group the anagrams together. You can return the answer in any order. An Anagram is a word or phrase formed by rearranging the letters of a different word or phrase, typically using all the original letters exactly once.</text:p>
      <table:table table:name="Table8" table:style-name="Table8">
        <table:table-column table:style-name="Table8.A"/>
        <table:table-row>
          <table:table-cell table:style-name="Table8.A1" office:value-type="string">
            <text:p text:style-name="P42"><text:span text:style-name="T5">class</text:span><text:span text:style-name="T8"> </text:span><text:span text:style-name="T11">Solution</text:span><text:span text:style-name="T8">:<text:line-break/></text:span><text:span text:style-name="T7">    </text:span><text:span text:style-name="T5">def</text:span><text:span text:style-name="T8"> </text:span><text:span text:style-name="T14">groupAnagrams</text:span><text:span text:style-name="T8">(</text:span><text:span text:style-name="T17">self</text:span><text:span text:style-name="T8">, </text:span><text:span text:style-name="T17">strs</text:span><text:span text:style-name="T8">: List[</text:span><text:span text:style-name="T11">str</text:span><text:span text:style-name="T8">]) -&gt; List[List[</text:span><text:span text:style-name="T11">str</text:span><text:span text:style-name="T8">]]:<text:line-break/></text:span><text:span text:style-name="T7">        </text:span><text:span text:style-name="T28"># initialize a dictionary<text:line-break/></text:span><text:span text:style-name="T7">        </text:span><text:span text:style-name="T8">mydict = {}<text:line-break/></text:span><text:span text:style-name="T7">        </text:span><text:span text:style-name="T28"># for each word in the list<text:line-break/></text:span><text:span text:style-name="T7">        </text:span><text:span text:style-name="T22">for</text:span><text:span text:style-name="T8"> words </text:span><text:span text:style-name="T5">in</text:span><text:span text:style-name="T8"> </text:span><text:span text:style-name="T14">range</text:span><text:span text:style-name="T8">(</text:span><text:span text:style-name="T14">len</text:span><text:span text:style-name="T8">(strs)):<text:line-break/></text:span><text:span text:style-name="T7">            </text:span><text:span text:style-name="T28"># sort them<text:line-break/></text:span><text:span text:style-name="T7">            </text:span><text:span text:style-name="T8">sorted_word = </text:span><text:span text:style-name="T24">""</text:span><text:span text:style-name="T8">.join(</text:span><text:span text:style-name="T14">sorted</text:span><text:span text:style-name="T8">(strs[words]))<text:line-break/></text:span><text:span text:style-name="T7">            </text:span><text:span text:style-name="T28"># if the sorted word is not in the dictionary<text:line-break/></text:span><text:span text:style-name="T7">            </text:span><text:span text:style-name="T22">if</text:span><text:span text:style-name="T8"> sorted_word </text:span><text:span text:style-name="T5">not</text:span><text:span text:style-name="T8"> </text:span><text:span text:style-name="T5">in</text:span><text:span text:style-name="T8"> mydict:<text:line-break/></text:span><text:span text:style-name="T7">                </text:span><text:span text:style-name="T28"># add it in as a new list<text:line-break/></text:span><text:soft-page-break/><text:span text:style-name="T7">                </text:span><text:span text:style-name="T8">mydict[sorted_word] = [strs[words]]<text:line-break/></text:span><text:span text:style-name="T7">            </text:span><text:span text:style-name="T22">else</text:span><text:span text:style-name="T8">:<text:line-break/></text:span><text:span text:style-name="T7">                </text:span><text:span text:style-name="T28"># otherwise append it to an existing list<text:line-break/></text:span><text:span text:style-name="T7">                </text:span><text:span text:style-name="T8">mydict[sorted_word].append(strs[words])<text:line-break/></text:span><text:span text:style-name="T7">        </text:span><text:span text:style-name="T28"># return the values of the dictionary<text:line-break/></text:span><text:span text:style-name="T7">        </text:span><text:span text:style-name="T22">return</text:span><text:span text:style-name="T8"> mydict.values()</text:span></text:p>
          </table:table-cell>
        </table:table-row>
      </table:table>
      <text:p text:style-name="P30"><text:line-break/><text:span text:style-name="T26">125. Valid Palindrome </text:span></text:p>
      <text:p text:style-name="P36">A phrase is a palindrome if, after converting all uppercase letters into lowercase letters and removing all non-alphanumeric characters, it reads the same forward and backward. Alphanumeric characters include letters and numbers.</text:p>
      <text:p text:style-name="P36">Given a string s, return true if it is a palindrome, or false otherwise.</text:p>
      <table:table table:name="Table9" table:style-name="Table9">
        <table:table-column table:style-name="Table9.A"/>
        <table:table-row>
          <table:table-cell table:style-name="Table9.A1" office:value-type="string">
            <text:p text:style-name="P1"><text:span text:style-name="T3">class</text:span> <text:span text:style-name="T9">Solution</text:span>:</text:p>
            <text:p text:style-name="P4">    <text:span text:style-name="T4">def</text:span><text:span text:style-name="T12"> </text:span><text:span text:style-name="T13">isPalindrome</text:span><text:span text:style-name="T12">(</text:span><text:span text:style-name="T16">self</text:span><text:span text:style-name="T12">, </text:span><text:span text:style-name="T16">s</text:span><text:span text:style-name="T12">: </text:span><text:span text:style-name="T10">str</text:span><text:span text:style-name="T12">) -&gt; </text:span><text:span text:style-name="T10">bool</text:span><text:span text:style-name="T12">:</text:span></text:p>
            <text:p text:style-name="P4">        <text:span text:style-name="T12">newStr = </text:span><text:span text:style-name="T23">""</text:span></text:p>
            <text:p text:style-name="P4">        <text:span text:style-name="T21">for</text:span><text:span text:style-name="T12"> i </text:span><text:span text:style-name="T4">in</text:span><text:span text:style-name="T12"> s:</text:span></text:p>
            <text:p text:style-name="P4">            <text:span text:style-name="T21">if</text:span><text:span text:style-name="T12"> i.isalnum():</text:span></text:p>
            <text:p text:style-name="P5"><text:span text:style-name="T7">                </text:span><text:span text:style-name="T8">newStr += i.lower()</text:span></text:p>
            <text:p text:style-name="P5"><text:span text:style-name="T7">        </text:span><text:span text:style-name="T22">return</text:span><text:span text:style-name="T8"> newStr == newStr[::-</text:span><text:span text:style-name="T20">1</text:span><text:span text:style-name="T8">]</text:span></text:p>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9"><text:soft-page-break/>15. Threesum</text:p>
      <text:p text:style-name="P32">Given an integer array nums, return all the triplets [nums[i], nums[j], nums[k]] such that i != j, i != k, and j != k, and nums[i] + nums[j] + nums[k] == 0.</text:p>
      <text:p text:style-name="P32">Notice that the solution set must not contain duplicate triplets.</text:p>
      <table:table table:name="Table10" table:style-name="Table10">
        <table:table-column table:style-name="Table10.A"/>
        <table:table-row>
          <table:table-cell table:style-name="Table10.A1" office:value-type="string">
            <text:p text:style-name="P1"><text:span text:style-name="T3">class</text:span> <text:span text:style-name="T9">Solution</text:span>:</text:p>
            <text:p text:style-name="P4">    <text:span text:style-name="T4">def</text:span><text:span text:style-name="T12"> </text:span><text:span text:style-name="T13">threeSum</text:span><text:span text:style-name="T12">(</text:span><text:span text:style-name="T16">self</text:span><text:span text:style-name="T12">, </text:span><text:span text:style-name="T16">nums</text:span><text:span text:style-name="T12">: List[</text:span><text:span text:style-name="T10">int</text:span><text:span text:style-name="T12">]) -&gt; List[List[</text:span><text:span text:style-name="T10">int</text:span><text:span text:style-name="T12">]]:</text:span></text:p>
            <text:p text:style-name="P4">        <text:span text:style-name="T12">ans = []</text:span></text:p>
            <text:p text:style-name="P4">        <text:span text:style-name="T12">nums = </text:span><text:span text:style-name="T13">sorted</text:span><text:span text:style-name="T12">(nums)</text:span></text:p>
            <text:p text:style-name="P5"/>
            <text:p text:style-name="P4">        <text:span text:style-name="T21">for</text:span><text:span text:style-name="T12"> i, a </text:span><text:span text:style-name="T4">in</text:span><text:span text:style-name="T12"> </text:span><text:span text:style-name="T13">enumerate</text:span><text:span text:style-name="T12">(nums):</text:span></text:p>
            <text:p text:style-name="P4">            <text:span text:style-name="T27"># if it is the same number as the previous, skip it</text:span></text:p>
            <text:p text:style-name="P4">            <text:span text:style-name="T21">if</text:span><text:span text:style-name="T12"> i &gt; </text:span><text:span text:style-name="T19">0</text:span><text:span text:style-name="T12"> </text:span><text:span text:style-name="T4">and</text:span><text:span text:style-name="T12"> a == nums[i - </text:span><text:span text:style-name="T19">1</text:span><text:span text:style-name="T12">]:</text:span></text:p>
            <text:p text:style-name="P4">                <text:span text:style-name="T21">continue</text:span></text:p>
            <text:p text:style-name="P4">            <text:span text:style-name="T12">pointerA = i + </text:span><text:span text:style-name="T19">1</text:span></text:p>
            <text:p text:style-name="P4">            <text:span text:style-name="T12">pointerB = </text:span><text:span text:style-name="T13">len</text:span><text:span text:style-name="T12">(nums) - </text:span><text:span text:style-name="T19">1</text:span></text:p>
            <text:p text:style-name="P4">            <text:span text:style-name="T21">while</text:span><text:span text:style-name="T12"> pointerA &lt; pointerB:</text:span></text:p>
            <text:p text:style-name="P4">                <text:span text:style-name="T12">threesum = a + nums[pointerA] + nums[pointerB]</text:span></text:p>
            <text:p text:style-name="P4">                <text:span text:style-name="T21">if</text:span><text:span text:style-name="T12"> threesum &gt; </text:span><text:span text:style-name="T19">0</text:span><text:span text:style-name="T12">:</text:span></text:p>
            <text:p text:style-name="P4">                    <text:span text:style-name="T12">pointerB -= </text:span><text:span text:style-name="T19">1</text:span></text:p>
            <text:p text:style-name="P4">                <text:span text:style-name="T21">elif</text:span><text:span text:style-name="T12"> threesum &lt; </text:span><text:span text:style-name="T19">0</text:span><text:span text:style-name="T12">:</text:span></text:p>
            <text:p text:style-name="P4">                    <text:span text:style-name="T12">pointerA += </text:span><text:span text:style-name="T19">1</text:span></text:p>
            <text:p text:style-name="P4">                <text:span text:style-name="T21">else</text:span><text:span text:style-name="T12">:</text:span></text:p>
            <text:p text:style-name="P4">                    <text:span text:style-name="T12">ans.append([a, nums[pointerB], nums[pointerA]])</text:span></text:p>
            <text:p text:style-name="P4">                    <text:span text:style-name="T12">pointerA += </text:span><text:span text:style-name="T19">1</text:span></text:p>
            <text:p text:style-name="P4">                    <text:span text:style-name="T21">while</text:span><text:span text:style-name="T12"> nums[pointerA] == nums[pointerA-</text:span><text:span text:style-name="T19">1</text:span><text:span text:style-name="T12">] </text:span><text:span text:style-name="T4">and</text:span><text:span text:style-name="T12"> pointerA &lt; pointerB:</text:span></text:p>
            <text:p text:style-name="P4">                        <text:span text:style-name="T12">pointerA += </text:span><text:span text:style-name="T19">1</text:span></text:p>
            <text:p text:style-name="P5"><text:span text:style-name="T7">        </text:span><text:span text:style-name="T22">return</text:span><text:span text:style-name="T8"> ans</text:span></text:p>
          </table:table-cell>
        </table:table-row>
      </table:table>
      <text:p text:style-name="P32"/>
      <text:p text:style-name="P14">155. Min Stack</text:p>
      <text:p text:style-name="P33">Design a stack that supports push, pop, top, and retrieving the minimum element in constant time.<text:line-break/>Implement the MinStack class:<text:line-break/>MinStack() initializes the stack object.<text:line-break/>void push(int val) pushes the element val onto the stack.<text:line-break/>void pop() removes the element on the top of the stack.<text:line-break/>int top() gets the top element of the stack.<text:line-break/>int getMin() retrieves the minimum element in the stack.<text:line-break/>You must implement a solution with O(1) time complexity for each function.</text:p>
      <table:table table:name="Table11" table:style-name="Table11">
        <table:table-column table:style-name="Table11.A"/>
        <table:table-row>
          <table:table-cell table:style-name="Table11.A1" office:value-type="string">
            <text:p text:style-name="P1"><text:span text:style-name="T3">class</text:span> <text:span text:style-name="T9">MinStack</text:span>:</text:p>
            <text:p text:style-name="P4">    <text:span text:style-name="T4">def</text:span><text:span text:style-name="T12"> </text:span><text:span text:style-name="T13">__init__</text:span><text:span text:style-name="T12">(</text:span><text:span text:style-name="T16">self</text:span><text:span text:style-name="T12">):</text:span></text:p>
            <text:p text:style-name="P4">        <text:span text:style-name="T4">self</text:span><text:span text:style-name="T12">.stack = []</text:span></text:p>
            <text:p text:style-name="P4">        <text:span text:style-name="T4">self</text:span><text:span text:style-name="T12">.minStack = []</text:span></text:p>
            <text:p text:style-name="P5"/>
            <text:p text:style-name="P4"><text:soft-page-break/>    <text:span text:style-name="T4">def</text:span><text:span text:style-name="T12"> </text:span><text:span text:style-name="T13">push</text:span><text:span text:style-name="T12">(</text:span><text:span text:style-name="T16">self</text:span><text:span text:style-name="T12">, </text:span><text:span text:style-name="T16">val</text:span><text:span text:style-name="T12">: </text:span><text:span text:style-name="T10">int</text:span><text:span text:style-name="T12">) -&gt; </text:span><text:span text:style-name="T4">None</text:span><text:span text:style-name="T12">:</text:span></text:p>
            <text:p text:style-name="P4">        <text:span text:style-name="T4">self</text:span><text:span text:style-name="T12">.stack.append(val)</text:span></text:p>
            <text:p text:style-name="P4">        <text:span text:style-name="T12">val = </text:span><text:span text:style-name="T13">min</text:span><text:span text:style-name="T12">(val, </text:span><text:span text:style-name="T4">self</text:span><text:span text:style-name="T12">.minStack[-</text:span><text:span text:style-name="T19">1</text:span><text:span text:style-name="T12">] </text:span><text:span text:style-name="T21">if</text:span><text:span text:style-name="T12"> </text:span><text:span text:style-name="T4">self</text:span><text:span text:style-name="T12">.minStack </text:span><text:span text:style-name="T21">else</text:span><text:span text:style-name="T12"> val)</text:span></text:p>
            <text:p text:style-name="P4">        <text:span text:style-name="T27"># append the minimum value and the top of the stack</text:span></text:p>
            <text:p text:style-name="P4">        <text:span text:style-name="T4">self</text:span><text:span text:style-name="T12">.minStack.append(val)</text:span></text:p>
            <text:p text:style-name="P5"/>
            <text:p text:style-name="P4">    <text:span text:style-name="T4">def</text:span><text:span text:style-name="T12"> </text:span><text:span text:style-name="T13">pop</text:span><text:span text:style-name="T12">(</text:span><text:span text:style-name="T16">self</text:span><text:span text:style-name="T12">) -&gt; </text:span><text:span text:style-name="T4">None</text:span><text:span text:style-name="T12">:</text:span></text:p>
            <text:p text:style-name="P4">        <text:span text:style-name="T4">self</text:span><text:span text:style-name="T12">.stack.pop()</text:span></text:p>
            <text:p text:style-name="P4">        <text:span text:style-name="T4">self</text:span><text:span text:style-name="T12">.minStack.pop()</text:span></text:p>
            <text:p text:style-name="P5"/>
            <text:p text:style-name="P4">    <text:span text:style-name="T4">def</text:span><text:span text:style-name="T12"> </text:span><text:span text:style-name="T13">top</text:span><text:span text:style-name="T12">(</text:span><text:span text:style-name="T16">self</text:span><text:span text:style-name="T12">) -&gt; </text:span><text:span text:style-name="T10">int</text:span><text:span text:style-name="T12">:</text:span></text:p>
            <text:p text:style-name="P4">        <text:span text:style-name="T21">return</text:span><text:span text:style-name="T12"> </text:span><text:span text:style-name="T4">self</text:span><text:span text:style-name="T12">.stack[-</text:span><text:span text:style-name="T19">1</text:span><text:span text:style-name="T12">]</text:span></text:p>
            <text:p text:style-name="P5"/>
            <text:p text:style-name="P4">    <text:span text:style-name="T4">def</text:span><text:span text:style-name="T12"> </text:span><text:span text:style-name="T13">getMin</text:span><text:span text:style-name="T12">(</text:span><text:span text:style-name="T16">self</text:span><text:span text:style-name="T12">) -&gt; </text:span><text:span text:style-name="T10">int</text:span><text:span text:style-name="T12">:</text:span></text:p>
            <text:p text:style-name="P4">        <text:span text:style-name="T21">return</text:span><text:span text:style-name="T12"> </text:span><text:span text:style-name="T4">self</text:span><text:span text:style-name="T12">.minStack[-</text:span><text:span text:style-name="T19">1</text:span><text:span text:style-name="T12">]</text:span></text:p>
            <text:p text:style-name="P4">        </text:p>
            <text:p text:style-name="P31"># Your MinStack object will be instantiated and called as such:</text:p>
            <text:p text:style-name="P31"># obj = MinStack()</text:p>
            <text:p text:style-name="P31"># obj.push(val)</text:p>
            <text:p text:style-name="P31"># obj.pop()</text:p>
            <text:p text:style-name="P31"># param_3 = obj.top()</text:p>
            <text:p text:style-name="P31"># param_4 = obj.getMin()</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text:soft-page-break/>347. Top K Frequent Elements</text:p>
      <text:p text:style-name="P37">Given an integer array nums and an integer k, return the k most frequent elements. You may return the answer in any order.</text:p>
      <text:p text:style-name="P43"><text:span text:style-name="Strong_20_Emphasis"><text:span text:style-name="T30">Example 1:<text:line-break/></text:span></text:span><text:span text:style-name="Strong_20_Emphasis"><text:span text:style-name="T1">Input:</text:span></text:span> nums = [1,1,1,2,2,3], k = 2<text:line-break/><text:span text:style-name="Strong_20_Emphasis"><text:span text:style-name="T1">Output:</text:span></text:span> [1,2]</text:p>
      <text:p text:style-name="P6"><text:span text:style-name="Strong_20_Emphasis"><text:span text:style-name="T1">Example 2:<text:line-break/>Input:</text:span></text:span> nums = [1], k = 1<text:line-break/><text:span text:style-name="Strong_20_Emphasis"><text:span text:style-name="T1">Output:</text:span></text:span> [1]</text:p>
      <table:table table:name="Table12" table:style-name="Table12">
        <table:table-column table:style-name="Table12.A"/>
        <table:table-row>
          <table:table-cell table:style-name="Table12.A1" office:value-type="string">
            <text:p text:style-name="P2"><text:span text:style-name="T3">class</text:span> <text:span text:style-name="T9">Solution</text:span>:</text:p>
            <text:p text:style-name="P4">    <text:span text:style-name="T4">def</text:span><text:span text:style-name="T12"> </text:span><text:span text:style-name="T13">topKFrequent</text:span><text:span text:style-name="T12">(</text:span><text:span text:style-name="T16">self</text:span><text:span text:style-name="T12">, </text:span><text:span text:style-name="T16">nums</text:span><text:span text:style-name="T12">: List[</text:span><text:span text:style-name="T10">int</text:span><text:span text:style-name="T12">], </text:span><text:span text:style-name="T16">k</text:span><text:span text:style-name="T12">: </text:span><text:span text:style-name="T10">int</text:span><text:span text:style-name="T12">) -&gt; List[</text:span><text:span text:style-name="T10">int</text:span><text:span text:style-name="T12">]:</text:span></text:p>
            <text:p text:style-name="P4">        <text:span text:style-name="T27"># Create a dictionary to store the frequency of each item</text:span></text:p>
            <text:p text:style-name="P4">        <text:span text:style-name="T12">item_count = {}</text:span></text:p>
            <text:p text:style-name="P4">        <text:span text:style-name="T27"># List to store the keys (items) sorted by frequency</text:span></text:p>
            <text:p text:style-name="P4">        <text:span text:style-name="T12">item_count_list = []</text:span></text:p>
            <text:p text:style-name="P4">        </text:p>
            <text:p text:style-name="P4">        <text:span text:style-name="T27"># Count the frequency of each item in the input list</text:span></text:p>
            <text:p text:style-name="P4">        <text:span text:style-name="T21">for</text:span><text:span text:style-name="T12"> item </text:span><text:span text:style-name="T4">in</text:span><text:span text:style-name="T12"> nums:</text:span></text:p>
            <text:p text:style-name="P4">            <text:span text:style-name="T21">if</text:span><text:span text:style-name="T12"> item </text:span><text:span text:style-name="T4">in</text:span><text:span text:style-name="T12"> item_count:</text:span></text:p>
            <text:p text:style-name="P4">                <text:span text:style-name="T12">item_count[item] += </text:span><text:span text:style-name="T19">1</text:span></text:p>
            <text:p text:style-name="P4">            <text:span text:style-name="T21">else</text:span><text:span text:style-name="T12">:</text:span></text:p>
            <text:p text:style-name="P4">                <text:span text:style-name="T12">item_count[item] = </text:span><text:span text:style-name="T19">1</text:span></text:p>
            <text:p text:style-name="P4">        </text:p>
            <text:p text:style-name="P4">        <text:span text:style-name="T27"># Sort the dictionary items by frequency in descending order</text:span></text:p>
            <text:p text:style-name="P4">        <text:span text:style-name="T27"># The easiest way is to just remember this lambda function</text:span></text:p>
            <text:p text:style-name="P4">        <text:span text:style-name="T12">sorted_item_count_descending = </text:span><text:span text:style-name="T10">dict</text:span><text:span text:style-name="T12">(</text:span><text:span text:style-name="T13">sorted</text:span><text:span text:style-name="T12">(item_count.items(), </text:span><text:span text:style-name="T16">key</text:span><text:span text:style-name="T12">=</text:span><text:span text:style-name="T4">lambda</text:span><text:span text:style-name="T12"> </text:span><text:span text:style-name="T16">item</text:span><text:span text:style-name="T12">: item[</text:span><text:span text:style-name="T19">1</text:span><text:span text:style-name="T12">], </text:span><text:span text:style-name="T16">reverse</text:span><text:span text:style-name="T12">=</text:span><text:span text:style-name="T4">True</text:span><text:span text:style-name="T12">))</text:span></text:p>
            <text:p text:style-name="P4">        <text:span text:style-name="T27"># Print the sorted dictionary (for debugging or analysis)</text:span></text:p>
            <text:p text:style-name="P4">        <text:span text:style-name="T13">print</text:span><text:span text:style-name="T12">(sorted_item_count_descending)</text:span></text:p>
            <text:p text:style-name="P5"/>
            <text:p text:style-name="P4">        <text:span text:style-name="T27"># Create a list of keys (items) sorted by frequency</text:span></text:p>
            <text:p text:style-name="P4">        <text:span text:style-name="T21">for</text:span><text:span text:style-name="T12"> key </text:span><text:span text:style-name="T4">in</text:span><text:span text:style-name="T12"> sorted_item_count_descending:</text:span></text:p>
            <text:p text:style-name="P4">            <text:span text:style-name="T12">item_count_list.append(key)</text:span></text:p>
            <text:p text:style-name="P4">        </text:p>
            <text:p text:style-name="P4">        <text:span text:style-name="T27"># Return the top k frequent items</text:span></text:p>
            <text:p text:style-name="P4">        <text:span text:style-name="T21">return</text:span><text:span text:style-name="T12"> item_count_list[:k]</text:span></text:p>
          </table:table-cell>
        </table:table-row>
      </table:table>
      <text:p text:style-name="P34"/>
      <text:p text:style-name="P34"/>
      <text:p text:style-name="P34"/>
      <text:p text:style-name="P34"/>
      <text:p text:style-name="P34"/>
      <text:p text:style-name="P16"><text:soft-page-break/>128. Longest Consecutive Sequence</text:p>
      <text:p text:style-name="P35">Given an unsorted array of integers nums, return the length of the longest consecutive elements sequence. You must write an algorithm that runs in O(n) time.</text:p>
      <table:table table:name="Table13" table:style-name="Table13">
        <table:table-column table:style-name="Table13.A"/>
        <table:table-row>
          <table:table-cell table:style-name="Table13.A1" office:value-type="string">
            <text:p text:style-name="P1"><text:span text:style-name="T3">class</text:span> <text:span text:style-name="T9">Solution</text:span>:</text:p>
            <text:p text:style-name="P4">    <text:span text:style-name="T4">def</text:span><text:span text:style-name="T12"> </text:span><text:span text:style-name="T13">longestConsecutive</text:span><text:span text:style-name="T12">(</text:span><text:span text:style-name="T16">self</text:span><text:span text:style-name="T12">, </text:span><text:span text:style-name="T16">nums</text:span><text:span text:style-name="T12">: List[</text:span><text:span text:style-name="T10">int</text:span><text:span text:style-name="T12">]) -&gt; </text:span><text:span text:style-name="T10">int</text:span><text:span text:style-name="T12">:</text:span></text:p>
            <text:p text:style-name="P4">        <text:span text:style-name="T27"># Convert the list to a set for faster lookups</text:span></text:p>
            <text:p text:style-name="P4">        <text:span text:style-name="T12">setOfNums = </text:span><text:span text:style-name="T10">set</text:span><text:span text:style-name="T12">(nums)</text:span></text:p>
            <text:p text:style-name="P4">        </text:p>
            <text:p text:style-name="P4">        <text:span text:style-name="T27"># Initialize a variable to keep track of the longest consecutive sequence</text:span></text:p>
            <text:p text:style-name="P4">        <text:span text:style-name="T12">longest = </text:span><text:span text:style-name="T19">0</text:span></text:p>
            <text:p text:style-name="P4">        </text:p>
            <text:p text:style-name="P4">        <text:span text:style-name="T27"># Iterate through each number in the input list</text:span></text:p>
            <text:p text:style-name="P4">        <text:span text:style-name="T21">for</text:span><text:span text:style-name="T12"> n </text:span><text:span text:style-name="T4">in</text:span><text:span text:style-name="T12"> nums:</text:span></text:p>
            <text:p text:style-name="P4">            <text:span text:style-name="T27"># Check if the preceding number is not present in the set</text:span></text:p>
            <text:p text:style-name="P4">            <text:span text:style-name="T21">if</text:span><text:span text:style-name="T12"> (n - </text:span><text:span text:style-name="T19">1</text:span><text:span text:style-name="T12">) </text:span><text:span text:style-name="T4">not</text:span><text:span text:style-name="T12"> </text:span><text:span text:style-name="T4">in</text:span><text:span text:style-name="T12"> setOfNums:</text:span></text:p>
            <text:p text:style-name="P4">                <text:span text:style-name="T27"># Initialize a variable to keep track of the current consecutive sequence length</text:span></text:p>
            <text:p text:style-name="P4">                <text:span text:style-name="T12">length = </text:span><text:span text:style-name="T19">0</text:span></text:p>
            <text:p text:style-name="P4">                </text:p>
            <text:p text:style-name="P4">                <text:span text:style-name="T27"># While the current number + length exists in the set</text:span></text:p>
            <text:p text:style-name="P4">                <text:span text:style-name="T21">while</text:span><text:span text:style-name="T12"> (n + length) </text:span><text:span text:style-name="T4">in</text:span><text:span text:style-name="T12"> setOfNums:</text:span></text:p>
            <text:p text:style-name="P4">                    <text:span text:style-name="T27"># Increment the sequence length</text:span></text:p>
            <text:p text:style-name="P4">                    <text:span text:style-name="T12">length += </text:span><text:span text:style-name="T19">1</text:span></text:p>
            <text:p text:style-name="P4">                </text:p>
            <text:p text:style-name="P4">                <text:span text:style-name="T27"># Update the longest consecutive sequence length</text:span></text:p>
            <text:p text:style-name="P4">                <text:span text:style-name="T12">longest = </text:span><text:span text:style-name="T13">max</text:span><text:span text:style-name="T12">(length, longest)</text:span></text:p>
            <text:p text:style-name="P4">        </text:p>
            <text:p text:style-name="P4">        <text:span text:style-name="T27"># Return the length of the longest consecutive sequence</text:span></text:p>
            <text:p text:style-name="P5"><text:span text:style-name="T7">        </text:span><text:span text:style-name="T22">return</text:span><text:span text:style-name="T8"> longest</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8"><text:soft-page-break/><text:span text:style-name="T25">20. Valid Parentheses</text:span><text:line-break/>Given a string s containing just the characters '(', ')', '{', '}', '[' and ']', determine if the input string is valid.</text:p>
      <text:p text:style-name="P38">An input string is valid if:<text:line-break/><text:span text:style-name="T31">1) </text:span>Open brackets must be closed by the same type of brackets.<text:line-break/><text:span text:style-name="T31">2) </text:span>Open brackets must be closed in the correct order.<text:line-break/><text:span text:style-name="T31">3)</text:span>Every close bracket has a corresponding open bracket of the same type.<text:line-break/>*<text:span text:style-name="T31">Hint: You just need to care about what is at the top of the stack!</text:span></text:p>
      <table:table table:name="Table14" table:style-name="Table14">
        <table:table-column table:style-name="Table14.A"/>
        <table:table-row>
          <table:table-cell table:style-name="Table14.A1" office:value-type="string">
            <text:p text:style-name="P45"># When you meet a closing tag, it's supposed to meet with the top of the stack!</text:p>
            <text:p text:style-name="P1"><text:span text:style-name="T3">class</text:span> <text:span text:style-name="T9">Solution</text:span>:</text:p>
            <text:p text:style-name="P4">    <text:span text:style-name="T4">def</text:span><text:span text:style-name="T12"> </text:span><text:span text:style-name="T13">isValid</text:span><text:span text:style-name="T12">(</text:span><text:span text:style-name="T16">self</text:span><text:span text:style-name="T12">, </text:span><text:span text:style-name="T16">s</text:span><text:span text:style-name="T12">: </text:span><text:span text:style-name="T10">str</text:span><text:span text:style-name="T12">) -&gt; </text:span><text:span text:style-name="T10">bool</text:span><text:span text:style-name="T12">:</text:span></text:p>
            <text:p text:style-name="P4">        <text:span text:style-name="T27"># initialize a dictionary of pairs</text:span></text:p>
            <text:p text:style-name="P4">        <text:span text:style-name="T12">pairs = {</text:span></text:p>
            <text:p text:style-name="P4">            <text:span text:style-name="T23">'('</text:span><text:span text:style-name="T12">: </text:span><text:span text:style-name="T23">')'</text:span><text:span text:style-name="T12">,</text:span></text:p>
            <text:p text:style-name="P4">            <text:span text:style-name="T23">'{'</text:span><text:span text:style-name="T12">: </text:span><text:span text:style-name="T23">'}'</text:span><text:span text:style-name="T12">,</text:span></text:p>
            <text:p text:style-name="P4">            <text:span text:style-name="T23">'['</text:span><text:span text:style-name="T12">: </text:span><text:span text:style-name="T23">']'</text:span></text:p>
            <text:p text:style-name="P4">        <text:span text:style-name="T12">}</text:span></text:p>
            <text:p text:style-name="P5"/>
            <text:p text:style-name="P4">        <text:span text:style-name="T12">stack = []</text:span></text:p>
            <text:p text:style-name="P4">        <text:span text:style-name="T21">for</text:span><text:span text:style-name="T12"> bracket </text:span><text:span text:style-name="T4">in</text:span><text:span text:style-name="T12"> s:</text:span></text:p>
            <text:p text:style-name="P4">            <text:span text:style-name="T21">if</text:span><text:span text:style-name="T12"> bracket </text:span><text:span text:style-name="T4">in</text:span><text:span text:style-name="T12"> pairs:</text:span></text:p>
            <text:p text:style-name="P4">                <text:span text:style-name="T12">stack.append(bracket)</text:span></text:p>
            <text:p text:style-name="P4">            <text:span text:style-name="T27"># need to check if stack has something before you can pop</text:span></text:p>
            <text:p text:style-name="P4">            <text:span text:style-name="T21">elif</text:span><text:span text:style-name="T12"> </text:span><text:span text:style-name="T13">len</text:span><text:span text:style-name="T12">(stack) == </text:span><text:span text:style-name="T19">0</text:span><text:span text:style-name="T12"> </text:span><text:span text:style-name="T4">or</text:span><text:span text:style-name="T12"> bracket != pairs[stack.pop()]:</text:span></text:p>
            <text:p text:style-name="P4">                <text:span text:style-name="T21">return</text:span><text:span text:style-name="T12"> </text:span><text:span text:style-name="T4">False</text:span></text:p>
            <text:p text:style-name="P5"/>
            <text:p text:style-name="P4">        <text:span text:style-name="T27"># returns True of len(stack) is 0, otherwise False if there is still something in the stack</text:span></text:p>
            <text:p text:style-name="P5"><text:span text:style-name="T7">        </text:span><text:span text:style-name="T22">return</text:span><text:span text:style-name="T8"> </text:span><text:span text:style-name="T14">len</text:span><text:span text:style-name="T8">(stack) == </text:span><text:span text:style-name="T20">0</text:span></text:p>
          </table:table-cell>
        </table:table-row>
      </table:table>
      <text:p text:style-name="P38"/>
      <text:p text:style-name="P38"/>
      <text:p text:style-name="P38"/>
      <text:p text:style-name="P38"/>
      <text:p text:style-name="P17">42. Trapping Rain Water – <text:span text:style-name="T32">O(n) method</text:span><text:line-break/><text:span text:style-name="T29">Given n non-negative integers representing an elevation map where the width of each bar is 1, compute how much water it can trap after raining. </text:span></text:p>
      <table:table table:name="Table15" table:style-name="Table15">
        <table:table-column table:style-name="Table15.A"/>
        <table:table-row>
          <table:table-cell table:style-name="Table15.A1" office:value-type="string">
            <text:p text:style-name="P1"><text:span text:style-name="T3">class</text:span> <text:span text:style-name="T9">Solution</text:span>:</text:p>
            <text:p text:style-name="P4">    <text:span text:style-name="T4">def</text:span><text:span text:style-name="T12"> </text:span><text:span text:style-name="T13">trap</text:span><text:span text:style-name="T12">(</text:span><text:span text:style-name="T16">self</text:span><text:span text:style-name="T12">, </text:span><text:span text:style-name="T16">height</text:span><text:span text:style-name="T12">: List[</text:span><text:span text:style-name="T10">int</text:span><text:span text:style-name="T12">]) -&gt; </text:span><text:span text:style-name="T10">int</text:span><text:span text:style-name="T12">:</text:span></text:p>
            <text:p text:style-name="P4">        <text:span text:style-name="T27"># Initialize lists to store maximum left, maximum right, minimum of left and right, and trapped water</text:span></text:p>
            <text:p text:style-name="P4">        <text:span text:style-name="T12">maxLeftList = []</text:span></text:p>
            <text:p text:style-name="P4">        <text:span text:style-name="T12">maxRightList = []</text:span></text:p>
            <text:p text:style-name="P4">        <text:span text:style-name="T12">minLeftRightList = []</text:span></text:p>
            <text:p text:style-name="P5"><text:soft-page-break/><text:span text:style-name="T7">        </text:span><text:span text:style-name="T8">trappedWaterList = []</text:span></text:p>
            <text:p text:style-name="P4">        <text:span text:style-name="T27"># Initialize variables to track maximum left, two pointers, and reversed height list</text:span></text:p>
            <text:p text:style-name="P4">        <text:span text:style-name="T12">maxLeft = </text:span><text:span text:style-name="T19">0</text:span></text:p>
            <text:p text:style-name="P4">        <text:span text:style-name="T12">pointerA = </text:span><text:span text:style-name="T19">0</text:span></text:p>
            <text:p text:style-name="P4">        <text:span text:style-name="T12">pointerB = </text:span><text:span text:style-name="T19">0</text:span></text:p>
            <text:p text:style-name="P5"><text:span text:style-name="T7">        </text:span><text:span text:style-name="T8">reverse_height = height[::-</text:span><text:span text:style-name="T20">1</text:span><text:span text:style-name="T8">]</text:span></text:p>
            <text:p text:style-name="P4">        <text:span text:style-name="T27"># Calculate maximum left heights</text:span></text:p>
            <text:p text:style-name="P4">        <text:span text:style-name="T21">while</text:span><text:span text:style-name="T12"> pointerA &lt; </text:span><text:span text:style-name="T13">len</text:span><text:span text:style-name="T12">(height):</text:span></text:p>
            <text:p text:style-name="P4">            <text:span text:style-name="T21">if</text:span><text:span text:style-name="T12"> pointerA == </text:span><text:span text:style-name="T19">0</text:span><text:span text:style-name="T12">:</text:span></text:p>
            <text:p text:style-name="P4">                <text:span text:style-name="T12">maxLeft = height[pointerA]</text:span></text:p>
            <text:p text:style-name="P4">                <text:span text:style-name="T12">maxLeftList.append(maxLeft)</text:span></text:p>
            <text:p text:style-name="P4">            <text:span text:style-name="T21">else</text:span><text:span text:style-name="T12">:</text:span></text:p>
            <text:p text:style-name="P4">                <text:span text:style-name="T12">maxLeft = </text:span><text:span text:style-name="T13">max</text:span><text:span text:style-name="T12">(maxLeft, height[pointerA-</text:span><text:span text:style-name="T19">1</text:span><text:span text:style-name="T12">])</text:span></text:p>
            <text:p text:style-name="P4">                <text:span text:style-name="T12">maxLeftList.append(maxLeft)        </text:span></text:p>
            <text:p text:style-name="P5"><text:span text:style-name="T7">            </text:span><text:span text:style-name="T8">pointerA += </text:span><text:span text:style-name="T20">1</text:span></text:p>
            <text:p text:style-name="P4">        <text:span text:style-name="T27"># Calculate maximum right heights (using a reversed height list)</text:span></text:p>
            <text:p text:style-name="P4">        <text:span text:style-name="T21">while</text:span><text:span text:style-name="T12"> pointerB &lt; </text:span><text:span text:style-name="T13">len</text:span><text:span text:style-name="T12">(reverse_height):</text:span></text:p>
            <text:p text:style-name="P4">            <text:span text:style-name="T21">if</text:span><text:span text:style-name="T12"> pointerB == </text:span><text:span text:style-name="T19">0</text:span><text:span text:style-name="T12">:</text:span></text:p>
            <text:p text:style-name="P4">                <text:span text:style-name="T12">maxRight = reverse_height[pointerB]</text:span></text:p>
            <text:p text:style-name="P4">                <text:span text:style-name="T12">maxRightList.append(</text:span><text:span text:style-name="T19">0</text:span><text:span text:style-name="T12">)  </text:span><text:span text:style-name="T27"># Append a placeholder for the last element</text:span></text:p>
            <text:p text:style-name="P4">            <text:span text:style-name="T21">else</text:span><text:span text:style-name="T12">:</text:span></text:p>
            <text:p text:style-name="P4">                <text:span text:style-name="T12">maxRight = </text:span><text:span text:style-name="T13">max</text:span><text:span text:style-name="T12">(maxRight, reverse_height[pointerB-</text:span><text:span text:style-name="T19">1</text:span><text:span text:style-name="T12">])</text:span></text:p>
            <text:p text:style-name="P4">                <text:span text:style-name="T12">maxRightList.append(maxRight)        </text:span></text:p>
            <text:p text:style-name="P5"><text:span text:style-name="T7">            </text:span><text:span text:style-name="T8">pointerB += </text:span><text:span text:style-name="T20">1</text:span></text:p>
            <text:p text:style-name="P4">        <text:span text:style-name="T27"># Calculate minimum of maxLeftList and reversed maxRightList</text:span></text:p>
            <text:p text:style-name="P4">        <text:span text:style-name="T21">for</text:span><text:span text:style-name="T12"> i </text:span><text:span text:style-name="T4">in</text:span><text:span text:style-name="T12"> </text:span><text:span text:style-name="T13">range</text:span><text:span text:style-name="T12">(</text:span><text:span text:style-name="T13">len</text:span><text:span text:style-name="T12">(maxLeftList)):</text:span></text:p>
            <text:p text:style-name="P4">            <text:span text:style-name="T12">minValue = </text:span><text:span text:style-name="T13">min</text:span><text:span text:style-name="T12">(maxLeftList[i], maxRightList[::-</text:span><text:span text:style-name="T19">1</text:span><text:span text:style-name="T12">][i])</text:span></text:p>
            <text:p text:style-name="P5"><text:span text:style-name="T7">            </text:span><text:span text:style-name="T8">minLeftRightList.append(minValue)</text:span></text:p>
            <text:p text:style-name="P4">        <text:span text:style-name="T27"># Calculate trapped water for each index and add to trappedWaterList</text:span></text:p>
            <text:p text:style-name="P4">        <text:span text:style-name="T21">for</text:span><text:span text:style-name="T12"> i </text:span><text:span text:style-name="T4">in</text:span><text:span text:style-name="T12"> </text:span><text:span text:style-name="T13">range</text:span><text:span text:style-name="T12">(</text:span><text:span text:style-name="T13">len</text:span><text:span text:style-name="T12">(height)):</text:span></text:p>
            <text:p text:style-name="P4">            <text:span text:style-name="T12">trappedWaterValue = minLeftRightList[i] - height[i]</text:span></text:p>
            <text:p text:style-name="P4">            <text:span text:style-name="T21">if</text:span><text:span text:style-name="T12"> trappedWaterValue &gt; </text:span><text:span text:style-name="T19">0</text:span><text:span text:style-name="T12">:</text:span></text:p>
            <text:p text:style-name="P5"><text:span text:style-name="T7">                </text:span><text:span text:style-name="T8">trappedWaterList.append(minLeftRightList[i] - height[i])</text:span></text:p>
            <text:p text:style-name="P4">        <text:span text:style-name="T27"># Return the sum of trappedWaterList, which represents the total trapped water</text:span></text:p>
            <text:p text:style-name="P5"><text:span text:style-name="T7">        </text:span><text:span text:style-name="T22">return</text:span><text:span text:style-name="T8"> </text:span><text:span text:style-name="T14">sum</text:span><text:span text:style-name="T8">(trappedWaterList)</text:span></text:p>
          </table:table-cell>
        </table:table-row>
      </table:table>
      <text:p text:style-name="P17"/>
      <text:p text:style-name="P17"/>
      <text:p text:style-name="P18">42. Trapping Rain Water – <text:span text:style-name="T32">O(1) method</text:span><text:line-break/><text:span text:style-name="T29">Given n non-negative integers representing an elevation map where the width of each bar is 1, compute how much water it can trap after raining.</text:span></text:p>
      <table:table table:name="Table16" table:style-name="Table16">
        <table:table-column table:style-name="Table16.A"/>
        <table:table-row>
          <table:table-cell table:style-name="Table16.A1" office:value-type="string">
            <text:p text:style-name="P1"><text:span text:style-name="T3">class</text:span> <text:span text:style-name="T9">Solution</text:span>:</text:p>
            <text:p text:style-name="P4">    <text:span text:style-name="T4">def</text:span><text:span text:style-name="T12"> </text:span><text:span text:style-name="T13">trap</text:span><text:span text:style-name="T12">(</text:span><text:span text:style-name="T16">self</text:span><text:span text:style-name="T12">, </text:span><text:span text:style-name="T16">height</text:span><text:span text:style-name="T12">: List[</text:span><text:span text:style-name="T10">int</text:span><text:span text:style-name="T12">]) -&gt; </text:span><text:span text:style-name="T10">int</text:span><text:span text:style-name="T12">:</text:span></text:p>
            <text:p text:style-name="P4">        <text:span text:style-name="T27"># Check if the input list is empty, and return 0 if it is</text:span></text:p>
            <text:p text:style-name="P4">        <text:span text:style-name="T21">if</text:span><text:span text:style-name="T12"> </text:span><text:span text:style-name="T4">not</text:span><text:span text:style-name="T12"> height:</text:span></text:p>
            <text:p text:style-name="P4">            <text:span text:style-name="T21">return</text:span><text:span text:style-name="T12"> </text:span><text:span text:style-name="T19">0</text:span></text:p>
            <text:p text:style-name="P4">        <text:span text:style-name="T27"># Initialize left and right pointers</text:span></text:p>
            <text:p text:style-name="P4">        <text:span text:style-name="T12">l, r = </text:span><text:span text:style-name="T19">0</text:span><text:span text:style-name="T12">, </text:span><text:span text:style-name="T13">len</text:span><text:span text:style-name="T12">(height) - </text:span><text:span text:style-name="T19">1</text:span></text:p>
            <text:p text:style-name="P4"><text:soft-page-break/>        <text:span text:style-name="T27"># Initialize maximum heights from left and right</text:span></text:p>
            <text:p text:style-name="P4">        <text:span text:style-name="T12">leftMax, rightMax = height[l], height[r]</text:span></text:p>
            <text:p text:style-name="P4">        <text:span text:style-name="T27"># Initialize variable to store trapped water</text:span></text:p>
            <text:p text:style-name="P4">        <text:span text:style-name="T12">res = </text:span><text:span text:style-name="T19">0</text:span></text:p>
            <text:p text:style-name="P4">        <text:span text:style-name="T27"># Loop until the left pointer is less than the right pointer</text:span></text:p>
            <text:p text:style-name="P4">        <text:span text:style-name="T21">while</text:span><text:span text:style-name="T12"> l &lt; r:</text:span></text:p>
            <text:p text:style-name="P4">            <text:span text:style-name="T27"># If leftMax is less than rightMax</text:span></text:p>
            <text:p text:style-name="P4">            <text:span text:style-name="T21">if</text:span><text:span text:style-name="T12"> leftMax &lt; rightMax:</text:span></text:p>
            <text:p text:style-name="P4">                <text:span text:style-name="T27"># Move the left pointer to the right</text:span></text:p>
            <text:p text:style-name="P4">                <text:span text:style-name="T12">l += </text:span><text:span text:style-name="T19">1</text:span></text:p>
            <text:p text:style-name="P4">                <text:span text:style-name="T27"># Update the leftMax if the current height is greater</text:span></text:p>
            <text:p text:style-name="P4">                <text:span text:style-name="T12">leftMax = </text:span><text:span text:style-name="T13">max</text:span><text:span text:style-name="T12">(leftMax, height[l])</text:span></text:p>
            <text:p text:style-name="P4">                <text:span text:style-name="T27"># Calculate and add trapped water between leftMax and current height</text:span></text:p>
            <text:p text:style-name="P4">                <text:span text:style-name="T12">res += leftMax - height[l]</text:span></text:p>
            <text:p text:style-name="P4">            <text:span text:style-name="T21">else</text:span><text:span text:style-name="T12">:</text:span></text:p>
            <text:p text:style-name="P4">                <text:span text:style-name="T27"># Move the right pointer to the left</text:span></text:p>
            <text:p text:style-name="P4">                <text:span text:style-name="T12">r -= </text:span><text:span text:style-name="T19">1</text:span></text:p>
            <text:p text:style-name="P4">                <text:span text:style-name="T27"># Update the rightMax if the current height is greater</text:span></text:p>
            <text:p text:style-name="P4">                <text:span text:style-name="T12">rightMax = </text:span><text:span text:style-name="T13">max</text:span><text:span text:style-name="T12">(rightMax, height[r])</text:span></text:p>
            <text:p text:style-name="P4">                <text:span text:style-name="T27"># Calculate and add trapped water between rightMax and current height</text:span></text:p>
            <text:p text:style-name="P4">                <text:span text:style-name="T12">res += rightMax - height[r]</text:span></text:p>
            <text:p text:style-name="P4">        </text:p>
            <text:p text:style-name="P4">        <text:span text:style-name="T27"># Return the total trapped water</text:span></text:p>
            <text:p text:style-name="P5"><text:span text:style-name="T7">        </text:span><text:span text:style-name="T22">return</text:span><text:span text:style-name="T8"> res</text:span></text:p>
          </table:table-cell>
        </table:table-row>
      </table:table>
      <text:p text:style-name="P18"/>
      <text:p text:style-name="P18"/>
      <text:p text:style-name="P22"/>
      <text:p text:style-name="P22">62. Unique Paths – <text:span text:style-name="T35">Memory Exceeded<text:line-break/></text:span><text:span text:style-name="T29">There is a robot on an m x n grid. The robot is initially located at the top-left corner (i.e., grid[0][0]). The robot tries to move to the bottom-right corner (i.e., grid[m - 1][n - 1]). The robot can only move either down or right at any point in time. Given the two integers m and n, return the number of possible unique paths that the robot can take to reach the bottom-right corner. The test cases are generated so that the answer will be less than or equal to 2 * 109.</text:span></text:p>
      <table:table table:name="Table17" table:style-name="Table17">
        <table:table-column table:style-name="Table17.A"/>
        <table:table-row>
          <table:table-cell table:style-name="Table17.A1" office:value-type="string">
            <text:p text:style-name="P31"># This solution will exceed the memory limit but will provide all unique paths</text:p>
            <text:p text:style-name="P1"><text:span text:style-name="T3">class</text:span> <text:span text:style-name="T9">Solution</text:span>:</text:p>
            <text:p text:style-name="P4">    <text:span text:style-name="T4">def</text:span><text:span text:style-name="T12"> </text:span><text:span text:style-name="T13">uniquePaths</text:span><text:span text:style-name="T12">(</text:span><text:span text:style-name="T16">self</text:span><text:span text:style-name="T12">, </text:span><text:span text:style-name="T16">m</text:span><text:span text:style-name="T12">: </text:span><text:span text:style-name="T10">int</text:span><text:span text:style-name="T12">, </text:span><text:span text:style-name="T16">n</text:span><text:span text:style-name="T12">: </text:span><text:span text:style-name="T10">int</text:span><text:span text:style-name="T12">) -&gt; </text:span><text:span text:style-name="T10">int</text:span><text:span text:style-name="T12">:</text:span></text:p>
            <text:p text:style-name="P4">        <text:span text:style-name="T27"># initialize a list to store a combination</text:span></text:p>
            <text:p text:style-name="P4">        <text:span text:style-name="T12">uniquePathsCombination = []</text:span></text:p>
            <text:p text:style-name="P4">        <text:span text:style-name="T12">grid = []</text:span></text:p>
            <text:p text:style-name="P5"/>
            <text:p text:style-name="P4">        <text:span text:style-name="T27"># initialize the grid</text:span></text:p>
            <text:p text:style-name="P4">        <text:span text:style-name="T21">for</text:span><text:span text:style-name="T12"> i </text:span><text:span text:style-name="T4">in</text:span><text:span text:style-name="T12"> </text:span><text:span text:style-name="T13">range</text:span><text:span text:style-name="T12">(m):</text:span></text:p>
            <text:p text:style-name="P4">            <text:span text:style-name="T12">grid.append([])</text:span></text:p>
            <text:p text:style-name="P4">        </text:p>
            <text:p text:style-name="P4">        <text:span text:style-name="T21">for</text:span><text:span text:style-name="T12"> j </text:span><text:span text:style-name="T4">in</text:span><text:span text:style-name="T12"> grid:</text:span></text:p>
            <text:p text:style-name="P4"><text:soft-page-break/>            <text:span text:style-name="T21">for</text:span><text:span text:style-name="T12"> innergrid </text:span><text:span text:style-name="T4">in</text:span><text:span text:style-name="T12"> </text:span><text:span text:style-name="T13">range</text:span><text:span text:style-name="T12">(n):</text:span></text:p>
            <text:p text:style-name="P4">                <text:span text:style-name="T12">j.append(</text:span><text:span text:style-name="T19">0</text:span><text:span text:style-name="T12">)</text:span></text:p>
            <text:p text:style-name="P5"/>
            <text:p text:style-name="P4">        <text:span text:style-name="T21">for</text:span><text:span text:style-name="T12"> i </text:span><text:span text:style-name="T4">in</text:span><text:span text:style-name="T12"> </text:span><text:span text:style-name="T13">range</text:span><text:span text:style-name="T12">(m):</text:span></text:p>
            <text:p text:style-name="P4">            <text:span text:style-name="T12">grid[i][</text:span><text:span text:style-name="T19">0</text:span><text:span text:style-name="T12">] = </text:span><text:span text:style-name="T19">1</text:span></text:p>
            <text:p text:style-name="P4">        <text:span text:style-name="T21">for</text:span><text:span text:style-name="T12"> j </text:span><text:span text:style-name="T4">in</text:span><text:span text:style-name="T12"> </text:span><text:span text:style-name="T13">range</text:span><text:span text:style-name="T12">(n):</text:span></text:p>
            <text:p text:style-name="P4">            <text:span text:style-name="T12">grid[</text:span><text:span text:style-name="T19">0</text:span><text:span text:style-name="T12">][j] = </text:span><text:span text:style-name="T19">1</text:span></text:p>
            <text:p text:style-name="P5"/>
            <text:p text:style-name="P4">        <text:span text:style-name="T27"># Fill in the DP table</text:span></text:p>
            <text:p text:style-name="P4">        <text:span text:style-name="T21">for</text:span><text:span text:style-name="T12"> i </text:span><text:span text:style-name="T4">in</text:span><text:span text:style-name="T12"> </text:span><text:span text:style-name="T13">range</text:span><text:span text:style-name="T12">(</text:span><text:span text:style-name="T19">1</text:span><text:span text:style-name="T12">, m):</text:span></text:p>
            <text:p text:style-name="P4">            <text:span text:style-name="T21">for</text:span><text:span text:style-name="T12"> j </text:span><text:span text:style-name="T4">in</text:span><text:span text:style-name="T12"> </text:span><text:span text:style-name="T13">range</text:span><text:span text:style-name="T12">(</text:span><text:span text:style-name="T19">1</text:span><text:span text:style-name="T12">, n):</text:span></text:p>
            <text:p text:style-name="P4">                <text:span text:style-name="T12">grid[i][j] = grid[i-</text:span><text:span text:style-name="T19">1</text:span><text:span text:style-name="T12">][j] + grid[i][j-</text:span><text:span text:style-name="T19">1</text:span><text:span text:style-name="T12">]</text:span></text:p>
            <text:p text:style-name="P4">                </text:p>
            <text:p text:style-name="P4">        <text:span text:style-name="T27"># Now that the DP table is filled, let's backtrack to find the paths</text:span></text:p>
            <text:p text:style-name="P4">        <text:span text:style-name="T4">self</text:span><text:span text:style-name="T12">.backtrackPaths(grid, m-</text:span><text:span text:style-name="T19">1</text:span><text:span text:style-name="T12">, n-</text:span><text:span text:style-name="T19">1</text:span><text:span text:style-name="T12">, [], uniquePathsCombination)</text:span></text:p>
            <text:p text:style-name="P4">        </text:p>
            <text:p text:style-name="P4">        <text:span text:style-name="T13">print</text:span><text:span text:style-name="T12">(uniquePathsCombination)</text:span></text:p>
            <text:p text:style-name="P4">        <text:span text:style-name="T21">return</text:span><text:span text:style-name="T12"> </text:span><text:span text:style-name="T13">len</text:span><text:span text:style-name="T12">(uniquePathsCombination)</text:span></text:p>
            <text:p text:style-name="P4">    </text:p>
            <text:p text:style-name="P4">    <text:span text:style-name="T4">def</text:span><text:span text:style-name="T12"> </text:span><text:span text:style-name="T13">backtrackPaths</text:span><text:span text:style-name="T12">(</text:span><text:span text:style-name="T16">self</text:span><text:span text:style-name="T12">, </text:span><text:span text:style-name="T16">grid</text:span><text:span text:style-name="T12">, </text:span><text:span text:style-name="T16">i</text:span><text:span text:style-name="T12">, </text:span><text:span text:style-name="T16">j</text:span><text:span text:style-name="T12">, </text:span><text:span text:style-name="T16">current_path</text:span><text:span text:style-name="T12">, </text:span><text:span text:style-name="T16">unique_paths</text:span><text:span text:style-name="T12">):</text:span></text:p>
            <text:p text:style-name="P4">        <text:span text:style-name="T21">if</text:span><text:span text:style-name="T12"> i &lt; </text:span><text:span text:style-name="T19">0</text:span><text:span text:style-name="T12"> </text:span><text:span text:style-name="T4">or</text:span><text:span text:style-name="T12"> j &lt; </text:span><text:span text:style-name="T19">0</text:span><text:span text:style-name="T12"> </text:span><text:span text:style-name="T4">or</text:span><text:span text:style-name="T12"> grid[i][j] == </text:span><text:span text:style-name="T19">0</text:span><text:span text:style-name="T12">:</text:span></text:p>
            <text:p text:style-name="P4">            <text:span text:style-name="T21">return</text:span></text:p>
            <text:p text:style-name="P4">        </text:p>
            <text:p text:style-name="P4">        <text:span text:style-name="T12">current_path.append((i, j))</text:span></text:p>
            <text:p text:style-name="P4">        </text:p>
            <text:p text:style-name="P4">        <text:span text:style-name="T21">if</text:span><text:span text:style-name="T12"> i == </text:span><text:span text:style-name="T19">0</text:span><text:span text:style-name="T12"> </text:span><text:span text:style-name="T4">and</text:span><text:span text:style-name="T12"> j == </text:span><text:span text:style-name="T19">0</text:span><text:span text:style-name="T12">:</text:span></text:p>
            <text:p text:style-name="P4">            <text:span text:style-name="T12">unique_paths.append(current_path[::-</text:span><text:span text:style-name="T19">1</text:span><text:span text:style-name="T12">])  </text:span><text:span text:style-name="T27"># Reversed path</text:span></text:p>
            <text:p text:style-name="P4">            </text:p>
            <text:p text:style-name="P4">        <text:span text:style-name="T4">self</text:span><text:span text:style-name="T12">.backtrackPaths(grid, i-</text:span><text:span text:style-name="T19">1</text:span><text:span text:style-name="T12">, j, current_path.copy(), unique_paths)</text:span></text:p>
            <text:p text:style-name="P5"><text:span text:style-name="T7">        </text:span><text:span text:style-name="T5">self</text:span><text:span text:style-name="T8">.backtrackPaths(grid, i, j-</text:span><text:span text:style-name="T20">1</text:span><text:span text:style-name="T8">, current_path.copy(), unique_paths)</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3"><text:soft-page-break/>62. Unique Paths – <text:span text:style-name="T36">Correct Answer</text:span></text:p>
      <text:p text:style-name="P41">Using Dynamic Programming, the number of unique paths from the top left to the bottom right can be calculated through the following grid:<text:line-break/><text:line-break/>1 1 1 <text:line-break/>1 2 3<text:line-break/>1 3 6</text:p>
      <table:table table:name="Table18" table:style-name="Table18">
        <table:table-column table:style-name="Table18.A"/>
        <table:table-row>
          <table:table-cell table:style-name="Table18.A1" office:value-type="string">
            <text:p text:style-name="P1"><text:span text:style-name="T3">class</text:span> <text:span text:style-name="T9">Solution</text:span>:</text:p>
            <text:p text:style-name="P4">    <text:span text:style-name="T4">def</text:span><text:span text:style-name="T12"> </text:span><text:span text:style-name="T13">uniquePaths</text:span><text:span text:style-name="T12">(</text:span><text:span text:style-name="T16">self</text:span><text:span text:style-name="T12">, </text:span><text:span text:style-name="T16">m</text:span><text:span text:style-name="T12">: </text:span><text:span text:style-name="T10">int</text:span><text:span text:style-name="T12">, </text:span><text:span text:style-name="T16">n</text:span><text:span text:style-name="T12">: </text:span><text:span text:style-name="T10">int</text:span><text:span text:style-name="T12">) -&gt; </text:span><text:span text:style-name="T10">int</text:span><text:span text:style-name="T12">:</text:span></text:p>
            <text:p text:style-name="P4">        <text:span text:style-name="T27"># initialize a list to store a combination</text:span></text:p>
            <text:p text:style-name="P4">        <text:span text:style-name="T12">grid = []</text:span></text:p>
            <text:p text:style-name="P5"/>
            <text:p text:style-name="P4">        <text:span text:style-name="T27"># initialize the grid</text:span></text:p>
            <text:p text:style-name="P4">        <text:span text:style-name="T21">for</text:span><text:span text:style-name="T12"> i </text:span><text:span text:style-name="T4">in</text:span><text:span text:style-name="T12"> </text:span><text:span text:style-name="T13">range</text:span><text:span text:style-name="T12">(m):</text:span></text:p>
            <text:p text:style-name="P4">            <text:span text:style-name="T12">grid.append([])  </text:span><text:span text:style-name="T27"># Create a new row list for each row</text:span></text:p>
            <text:p text:style-name="P4">        </text:p>
            <text:p text:style-name="P4">        <text:span text:style-name="T21">for</text:span><text:span text:style-name="T12"> j </text:span><text:span text:style-name="T4">in</text:span><text:span text:style-name="T12"> grid:</text:span></text:p>
            <text:p text:style-name="P4">            <text:span text:style-name="T21">for</text:span><text:span text:style-name="T12"> innergrid </text:span><text:span text:style-name="T4">in</text:span><text:span text:style-name="T12"> </text:span><text:span text:style-name="T13">range</text:span><text:span text:style-name="T12">(n):</text:span></text:p>
            <text:p text:style-name="P4">                <text:span text:style-name="T12">j.append(</text:span><text:span text:style-name="T19">0</text:span><text:span text:style-name="T12">)  </text:span><text:span text:style-name="T27"># Initialize each cell with 0</text:span></text:p>
            <text:p text:style-name="P5"/>
            <text:p text:style-name="P4">        <text:span text:style-name="T21">for</text:span><text:span text:style-name="T12"> i </text:span><text:span text:style-name="T4">in</text:span><text:span text:style-name="T12"> </text:span><text:span text:style-name="T13">range</text:span><text:span text:style-name="T12">(m):</text:span></text:p>
            <text:p text:style-name="P4">            <text:span text:style-name="T12">grid[i][</text:span><text:span text:style-name="T19">0</text:span><text:span text:style-name="T12">] = </text:span><text:span text:style-name="T19">1</text:span><text:span text:style-name="T12">  </text:span><text:span text:style-name="T27"># Initialize the first column with 1 (only one way to reach)</text:span></text:p>
            <text:p text:style-name="P4">        <text:span text:style-name="T21">for</text:span><text:span text:style-name="T12"> j </text:span><text:span text:style-name="T4">in</text:span><text:span text:style-name="T12"> </text:span><text:span text:style-name="T13">range</text:span><text:span text:style-name="T12">(n):</text:span></text:p>
            <text:p text:style-name="P4">            <text:span text:style-name="T12">grid[</text:span><text:span text:style-name="T19">0</text:span><text:span text:style-name="T12">][j] = </text:span><text:span text:style-name="T19">1</text:span><text:span text:style-name="T12">  </text:span><text:span text:style-name="T27"># Initialize the first row with 1 (only one way to reach)</text:span></text:p>
            <text:p text:style-name="P5"/>
            <text:p text:style-name="P4">        <text:span text:style-name="T27"># Fill in the DP table using dynamic programming</text:span></text:p>
            <text:p text:style-name="P4">        <text:span text:style-name="T21">for</text:span><text:span text:style-name="T12"> i </text:span><text:span text:style-name="T4">in</text:span><text:span text:style-name="T12"> </text:span><text:span text:style-name="T13">range</text:span><text:span text:style-name="T12">(</text:span><text:span text:style-name="T19">1</text:span><text:span text:style-name="T12">, m):</text:span></text:p>
            <text:p text:style-name="P4">            <text:span text:style-name="T21">for</text:span><text:span text:style-name="T12"> j </text:span><text:span text:style-name="T4">in</text:span><text:span text:style-name="T12"> </text:span><text:span text:style-name="T13">range</text:span><text:span text:style-name="T12">(</text:span><text:span text:style-name="T19">1</text:span><text:span text:style-name="T12">, n):</text:span></text:p>
            <text:p text:style-name="P4">                <text:span text:style-name="T12">grid[i][j] = grid[i-</text:span><text:span text:style-name="T19">1</text:span><text:span text:style-name="T12">][j] + grid[i][j-</text:span><text:span text:style-name="T19">1</text:span><text:span text:style-name="T12">]  </text:span><text:span text:style-name="T27"># Sum paths from top and left</text:span></text:p>
            <text:p text:style-name="P4">                </text:p>
            <text:p text:style-name="P4">        <text:span text:style-name="T27"># Return the total number of unique paths to reach the bottom-right corner</text:span></text:p>
            <text:p text:style-name="P5"><text:span text:style-name="T7">        </text:span><text:span text:style-name="T22">return</text:span><text:span text:style-name="T8"> grid[m-</text:span><text:span text:style-name="T20">1</text:span><text:span text:style-name="T8">][n-</text:span><text:span text:style-name="T20">1</text:span><text:span text:style-name="T8">]</text:span></text:p>
          </table:table-cell>
        </table:table-row>
      </table:table>
      <text:p text:style-name="P23"/>
      <text:p text:style-name="P23"/>
      <text:p text:style-name="P23"/>
      <text:p text:style-name="P23"/>
      <text:p text:style-name="P23"/>
      <text:p text:style-name="P23"/>
      <text:p text:style-name="P23"/>
      <text:p text:style-name="P23"/>
      <text:p text:style-name="P24"><text:soft-page-break/>704. Binary Search<text:line-break/><text:line-break/><text:span text:style-name="T29">Given an array of integers nums which is sorted in ascending order, and an integer target, write a function to search target in nums. If target exists, then return its index. Otherwise, return -1. You must write an algorithm with O(log n) runtime complexity.</text:span></text:p>
      <table:table table:name="Table19" table:style-name="Table19">
        <table:table-column table:style-name="Table19.A"/>
        <table:table-row>
          <table:table-cell table:style-name="Table19.A1" office:value-type="string">
            <text:p text:style-name="P1"><text:span text:style-name="T3">class</text:span> <text:span text:style-name="T9">Solution</text:span>:</text:p>
            <text:p text:style-name="P4">    <text:span text:style-name="T4">def</text:span><text:span text:style-name="T12"> </text:span><text:span text:style-name="T13">search</text:span><text:span text:style-name="T12">(</text:span><text:span text:style-name="T16">self</text:span><text:span text:style-name="T12">, </text:span><text:span text:style-name="T16">nums</text:span><text:span text:style-name="T12">: List[</text:span><text:span text:style-name="T10">int</text:span><text:span text:style-name="T12">], </text:span><text:span text:style-name="T16">target</text:span><text:span text:style-name="T12">: </text:span><text:span text:style-name="T10">int</text:span><text:span text:style-name="T12">) -&gt; </text:span><text:span text:style-name="T10">int</text:span><text:span text:style-name="T12">:</text:span></text:p>
            <text:p text:style-name="P4">        <text:span text:style-name="T27"># initialize left and right pointers</text:span></text:p>
            <text:p text:style-name="P4">        <text:span text:style-name="T12">left, right = </text:span><text:span text:style-name="T19">0</text:span><text:span text:style-name="T12">, </text:span><text:span text:style-name="T13">len</text:span><text:span text:style-name="T12">(nums) - </text:span><text:span text:style-name="T19">1</text:span><text:span text:style-name="T12">      </text:span></text:p>
            <text:p text:style-name="P4">        <text:span text:style-name="T27"># until left pointer is more than or equal to right pointer  </text:span></text:p>
            <text:p text:style-name="P4">        <text:span text:style-name="T21">while</text:span><text:span text:style-name="T12"> left &lt;= right:</text:span></text:p>
            <text:p text:style-name="P4">            <text:span text:style-name="T27"># get the middle index</text:span></text:p>
            <text:p text:style-name="P4">            <text:span text:style-name="T12">mid = left + (right - left) // </text:span><text:span text:style-name="T19">2</text:span></text:p>
            <text:p text:style-name="P4">            <text:span text:style-name="T27"># get the number in the middle index</text:span></text:p>
            <text:p text:style-name="P4">            <text:span text:style-name="T12">guessedNumber = nums[mid]           </text:span></text:p>
            <text:p text:style-name="P4">            <text:span text:style-name="T27"># if the guessed number matches with the target </text:span></text:p>
            <text:p text:style-name="P4">            <text:span text:style-name="T21">if</text:span><text:span text:style-name="T12"> guessedNumber == target:</text:span></text:p>
            <text:p text:style-name="P4">                <text:span text:style-name="T21">return</text:span><text:span text:style-name="T12"> mid  </text:span><text:span text:style-name="T27"># Return the index             </text:span></text:p>
            <text:p text:style-name="P4">            <text:span text:style-name="T27"># if the guessed number is less than the target  </text:span></text:p>
            <text:p text:style-name="P4">            <text:span text:style-name="T21">if</text:span><text:span text:style-name="T12"> guessedNumber &lt; target:</text:span></text:p>
            <text:p text:style-name="P4">                <text:span text:style-name="T27"># increase the left pointer by the middle + 1</text:span></text:p>
            <text:p text:style-name="P4">                <text:span text:style-name="T12">left = mid + </text:span><text:span text:style-name="T19">1</text:span></text:p>
            <text:p text:style-name="P4">            <text:span text:style-name="T21">else</text:span><text:span text:style-name="T12">:</text:span></text:p>
            <text:p text:style-name="P4">                <text:span text:style-name="T27"># decrease the right pointer by the middle -1 </text:span></text:p>
            <text:p text:style-name="P4">                <text:span text:style-name="T12">right = mid - </text:span><text:span text:style-name="T19">1</text:span></text:p>
            <text:p text:style-name="P4">            <text:span text:style-name="T27"># this way you can eliminate half the guesses </text:span></text:p>
            <text:p text:style-name="P4">        <text:span text:style-name="T27"># return -1 if not found</text:span></text:p>
            <text:p text:style-name="P5"><text:span text:style-name="T7">        </text:span><text:span text:style-name="T22">return</text:span><text:span text:style-name="T8"> -</text:span><text:span text:style-name="T20">1</text:span></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nsolas" svg:font-family="Consolas, 'Courier New', monospace"/>
    <style:font-face style:name="DengXian" svg:font-family="DengXian"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SG" fo:font-style="normal" style:text-underline-style="none" fo:font-weight="normal" style:letter-kerning="true"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SG" fo:font-style="normal" style:text-underline-style="none" fo:font-weight="normal" style:letter-kerning="true" fo:background-color="transparent"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meta:creation-date>2023-06-11T09:04:00Z</meta:creation-date>
    <dc:date>2023-09-03T23:46:14.929000000</dc:date>
    <meta:editing-cycles>79</meta:editing-cycles>
    <meta:editing-duration>PT23H27M9S</meta:editing-duration>
    <meta:document-statistic meta:table-count="19" meta:image-count="0" meta:object-count="0" meta:page-count="16" meta:paragraph-count="437" meta:word-count="2907" meta:character-count="20841" meta:non-whitespace-character-count="14407"/>
    <meta:template xlink:type="simple" xlink:actuate="onRequest" xlink:title="" xlink:href="Normal.dotm"/>
  </office:meta>
</office:document-meta>
</file>